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0.877cm"/>
    </style:style>
    <style:style style:name="Table1.B" style:family="table-column">
      <style:table-column-properties style:column-width="3.828cm"/>
    </style:style>
    <style:style style:name="Table1.D" style:family="table-column">
      <style:table-column-properties style:column-width="3.829cm"/>
    </style:style>
    <style:style style:name="Table1.E" style:family="table-column">
      <style:table-column-properties style:column-width="3.831cm"/>
    </style:style>
    <style:style style:name="Table1.1" style:family="table-row">
      <style:table-row-properties style:min-row-height="0.855cm" fo:keep-together="always"/>
    </style:style>
    <style:style style:name="Table1.A1" style:family="table-cell">
      <style:table-cell-properties fo:background-color="#d9d9d9" fo:padding-left="0.191cm" fo:padding-right="0.191cm" fo:padding-top="0cm" fo:padding-bottom="0cm" fo:border-left="1pt solid #00000a" fo:border-right="1.5pt solid #00000a" fo:border-top="1pt solid #00000a" fo:border-bottom="1pt solid #00000a" style:writing-mode="lr-tb">
        <style:background-image/>
      </style:table-cell-properties>
    </style:style>
    <style:style style:name="Table1.B1" style:family="table-cell">
      <style:table-cell-properties fo:background-color="#d9d9d9" fo:padding-left="0.191cm" fo:padding-right="0.191cm" fo:padding-top="0cm" fo:padding-bottom="0cm" fo:border-left="1.5pt solid #00000a" fo:border-right="1.5pt solid #00000a" fo:border-top="0.5pt solid #00000a" fo:border-bottom="0.5pt solid #00000a">
        <style:background-image/>
      </style:table-cell-properties>
    </style:style>
    <style:style style:name="Table1.D1" style:family="table-cell">
      <style:table-cell-properties fo:background-color="#d9d9d9" fo:padding-left="0.191cm" fo:padding-right="0.191cm" fo:padding-top="0cm" fo:padding-bottom="0cm" fo:border-left="1.5pt solid #00000a" fo:border-right="1pt solid #00000a" fo:border-top="1pt solid #00000a" fo:border-bottom="1pt solid #00000a">
        <style:background-image/>
      </style:table-cell-properties>
    </style:style>
    <style:style style:name="Table1.2" style:family="table-row">
      <style:table-row-properties style:min-row-height="1.219cm" fo:keep-together="always"/>
    </style:style>
    <style:style style:name="Table1.B2" style:family="table-cell">
      <style:table-cell-properties fo:background-color="#f2f2f2" fo:padding-left="0.191cm" fo:padding-right="0.191cm" fo:padding-top="0cm" fo:padding-bottom="0cm" fo:border-left="1.5pt solid #00000a" fo:border-right="0.5pt solid #00000a" fo:border-top="0.5pt solid #00000a" fo:border-bottom="0.5pt solid #00000a">
        <style:background-image/>
      </style:table-cell-properties>
    </style:style>
    <style:style style:name="Table1.C2" style:family="table-cell">
      <style:table-cell-properties fo:background-color="#f2f2f2" fo:padding-left="0.191cm" fo:padding-right="0.191cm" fo:padding-top="0cm" fo:padding-bottom="0cm" fo:border-left="none" fo:border-right="1.5pt solid #00000a" fo:border-top="0.5pt solid #00000a" fo:border-bottom="0.5pt solid #00000a">
        <style:background-image/>
      </style:table-cell-properties>
    </style:style>
    <style:style style:name="Table1.D2" style:family="table-cell">
      <style:table-cell-properties fo:background-color="#f2f2f2" fo:padding-left="0.191cm" fo:padding-right="0.191cm" fo:padding-top="0cm" fo:padding-bottom="0cm" fo:border-left="1.5pt solid #00000a" fo:border-right="1pt solid #00000a" fo:border-top="1pt solid #00000a" fo:border-bottom="1pt solid #00000a">
        <style:background-image/>
      </style:table-cell-properties>
    </style:style>
    <style:style style:name="Table1.E2" style:family="table-cell">
      <style:table-cell-properties fo:background-color="#f2f2f2" fo:padding-left="0.191cm" fo:padding-right="0.191cm" fo:padding-top="0cm" fo:padding-bottom="0cm" fo:border-left="1pt solid #00000a" fo:border-right="0.5pt solid #00000a" fo:border-top="0.5pt solid #00000a" fo:border-bottom="0.5pt solid #00000a">
        <style:background-image/>
      </style:table-cell-properties>
    </style:style>
    <style:style style:name="Table1.3" style:family="table-row">
      <style:table-row-properties style:row-height="2cm" fo:keep-together="always"/>
    </style:style>
    <style:style style:name="Table1.B3" style:family="table-cell">
      <style:table-cell-properties fo:background-color="#ffffff" fo:padding-left="0.191cm" fo:padding-right="0.191cm" fo:padding-top="0cm" fo:padding-bottom="0cm" fo:border-left="1.5pt solid #00000a" fo:border-right="0.5pt solid #00000a" fo:border-top="none" fo:border-bottom="0.5pt solid #00000a">
        <style:background-image/>
      </style:table-cell-properties>
    </style:style>
    <style:style style:name="Table1.C3" style:family="table-cell">
      <style:table-cell-properties fo:background-color="#ffffff" fo:padding-left="0.191cm" fo:padding-right="0.191cm" fo:padding-top="0cm" fo:padding-bottom="0cm" fo:border-left="none" fo:border-right="1.5pt solid #00000a" fo:border-top="none" fo:border-bottom="0.5pt solid #00000a">
        <style:background-image/>
      </style:table-cell-properties>
    </style:style>
    <style:style style:name="Table1.D3" style:family="table-cell">
      <style:table-cell-properties fo:background-color="#ffffff" fo:padding-left="0.191cm" fo:padding-right="0.191cm" fo:padding-top="0cm" fo:padding-bottom="0cm" fo:border-left="1.5pt solid #00000a" fo:border-right="1pt solid #00000a" fo:border-top="1pt solid #00000a" fo:border-bottom="1pt solid #00000a">
        <style:background-image/>
      </style:table-cell-properties>
    </style:style>
    <style:style style:name="Table1.E3" style:family="table-cell">
      <style:table-cell-properties fo:background-color="#ffffff" fo:padding-left="0.191cm" fo:padding-right="0.191cm" fo:padding-top="0cm" fo:padding-bottom="0cm" fo:border-left="1pt solid #00000a" fo:border-right="0.5pt solid #00000a" fo:border-top="none" fo:border-bottom="0.5pt solid #00000a">
        <style:background-image/>
      </style:table-cell-properties>
    </style:style>
    <style:style style:name="Table1.B4" style:family="table-cell">
      <style:table-cell-properties fo:background-color="#ffffff" fo:padding-left="0.191cm" fo:padding-right="0.191cm" fo:padding-top="0cm" fo:padding-bottom="0cm" fo:border-left="1.5pt solid #00000a" fo:border-right="0.5pt solid #00000a" fo:border-top="none" fo:border-bottom="0.5pt solid #00000a">
        <style:background-image/>
      </style:table-cell-properties>
    </style:style>
    <style:style style:name="Table1.C4" style:family="table-cell">
      <style:table-cell-properties fo:background-color="#ffffff" fo:padding-left="0.191cm" fo:padding-right="0.191cm" fo:padding-top="0cm" fo:padding-bottom="0cm" fo:border-left="none" fo:border-right="1.5pt solid #00000a" fo:border-top="none" fo:border-bottom="0.5pt solid #00000a">
        <style:background-image/>
      </style:table-cell-properties>
    </style:style>
    <style:style style:name="Table1.D4" style:family="table-cell">
      <style:table-cell-properties fo:background-color="#ffffff" fo:padding-left="0.191cm" fo:padding-right="0.191cm" fo:padding-top="0cm" fo:padding-bottom="0cm" fo:border-left="1.5pt solid #00000a" fo:border-right="1pt solid #00000a" fo:border-top="1pt solid #00000a" fo:border-bottom="1pt solid #00000a">
        <style:background-image/>
      </style:table-cell-properties>
    </style:style>
    <style:style style:name="Table1.E4" style:family="table-cell">
      <style:table-cell-properties fo:background-color="#ffffff" fo:padding-left="0.191cm" fo:padding-right="0.191cm" fo:padding-top="0cm" fo:padding-bottom="0cm" fo:border-left="1pt solid #00000a" fo:border-right="0.5pt solid #00000a" fo:border-top="none" fo:border-bottom="0.5pt solid #00000a">
        <style:background-image/>
      </style:table-cell-properties>
    </style:style>
    <style:style style:name="Table1.B5" style:family="table-cell">
      <style:table-cell-properties fo:background-color="#ffffff" fo:padding-left="0.191cm" fo:padding-right="0.191cm" fo:padding-top="0cm" fo:padding-bottom="0cm" fo:border-left="1.5pt solid #00000a" fo:border-right="0.5pt solid #00000a" fo:border-top="none" fo:border-bottom="0.5pt solid #00000a">
        <style:background-image/>
      </style:table-cell-properties>
    </style:style>
    <style:style style:name="Table1.C5" style:family="table-cell">
      <style:table-cell-properties fo:background-color="#ffffff" fo:padding-left="0.191cm" fo:padding-right="0.191cm" fo:padding-top="0cm" fo:padding-bottom="0cm" fo:border-left="none" fo:border-right="1.5pt solid #00000a" fo:border-top="none" fo:border-bottom="0.5pt solid #00000a">
        <style:background-image/>
      </style:table-cell-properties>
    </style:style>
    <style:style style:name="Table1.D5" style:family="table-cell">
      <style:table-cell-properties fo:background-color="#ffffff" fo:padding-left="0.191cm" fo:padding-right="0.191cm" fo:padding-top="0cm" fo:padding-bottom="0cm" fo:border-left="1.5pt solid #00000a" fo:border-right="1pt solid #00000a" fo:border-top="1pt solid #00000a" fo:border-bottom="1pt solid #00000a">
        <style:background-image/>
      </style:table-cell-properties>
    </style:style>
    <style:style style:name="Table1.E5" style:family="table-cell">
      <style:table-cell-properties fo:background-color="#ffffff" fo:padding-left="0.191cm" fo:padding-right="0.191cm" fo:padding-top="0cm" fo:padding-bottom="0cm" fo:border-left="1pt solid #00000a" fo:border-right="0.5pt solid #00000a" fo:border-top="none" fo:border-bottom="0.5pt solid #00000a">
        <style:background-image/>
      </style:table-cell-properties>
    </style:style>
    <style:style style:name="Table1.B6" style:family="table-cell">
      <style:table-cell-properties fo:background-color="#ffffff" fo:padding-left="0.191cm" fo:padding-right="0.191cm" fo:padding-top="0cm" fo:padding-bottom="0cm" fo:border-left="1.5pt solid #00000a" fo:border-right="0.5pt solid #00000a" fo:border-top="none" fo:border-bottom="0.5pt solid #00000a">
        <style:background-image/>
      </style:table-cell-properties>
    </style:style>
    <style:style style:name="Table1.C6" style:family="table-cell">
      <style:table-cell-properties fo:background-color="#ffffff" fo:padding-left="0.191cm" fo:padding-right="0.191cm" fo:padding-top="0cm" fo:padding-bottom="0cm" fo:border-left="none" fo:border-right="1.5pt solid #00000a" fo:border-top="none" fo:border-bottom="0.5pt solid #00000a">
        <style:background-image/>
      </style:table-cell-properties>
    </style:style>
    <style:style style:name="Table1.D6" style:family="table-cell">
      <style:table-cell-properties fo:background-color="#ffffff" fo:padding-left="0.191cm" fo:padding-right="0.191cm" fo:padding-top="0cm" fo:padding-bottom="0cm" fo:border-left="1.5pt solid #00000a" fo:border-right="1pt solid #00000a" fo:border-top="1pt solid #00000a" fo:border-bottom="1pt solid #00000a">
        <style:background-image/>
      </style:table-cell-properties>
    </style:style>
    <style:style style:name="Table1.E6" style:family="table-cell">
      <style:table-cell-properties fo:background-color="#ffffff" fo:padding-left="0.191cm" fo:padding-right="0.191cm" fo:padding-top="0cm" fo:padding-bottom="0cm" fo:border-left="1pt solid #00000a" fo:border-right="0.5pt solid #00000a" fo:border-top="none" fo:border-bottom="0.5pt solid #00000a">
        <style:background-image/>
      </style:table-cell-properties>
    </style:style>
    <style:style style:name="Table1.7" style:family="table-row">
      <style:table-row-properties style:row-height="3.191cm" fo:keep-together="always"/>
    </style:style>
    <style:style style:name="Table1.B7" style:family="table-cell">
      <style:table-cell-properties fo:background-color="#ffffff" fo:padding-left="0.191cm" fo:padding-right="0.191cm" fo:padding-top="0cm" fo:padding-bottom="0cm" fo:border-left="1.5pt solid #00000a" fo:border-right="0.5pt solid #00000a" fo:border-top="none" fo:border-bottom="0.5pt solid #00000a">
        <style:background-image/>
      </style:table-cell-properties>
    </style:style>
    <style:style style:name="Table1.C7" style:family="table-cell">
      <style:table-cell-properties fo:background-color="#ffffff" fo:padding-left="0.191cm" fo:padding-right="0.191cm" fo:padding-top="0cm" fo:padding-bottom="0cm" fo:border-left="none" fo:border-right="1.5pt solid #00000a" fo:border-top="none" fo:border-bottom="0.5pt solid #00000a">
        <style:background-image/>
      </style:table-cell-properties>
    </style:style>
    <style:style style:name="Table1.D7" style:family="table-cell">
      <style:table-cell-properties fo:background-color="#ffffff" fo:padding-left="0.191cm" fo:padding-right="0.191cm" fo:padding-top="0cm" fo:padding-bottom="0cm" fo:border-left="1.5pt solid #00000a" fo:border-right="1pt solid #00000a" fo:border-top="1pt solid #00000a" fo:border-bottom="1pt solid #00000a">
        <style:background-image/>
      </style:table-cell-properties>
    </style:style>
    <style:style style:name="Table1.E7" style:family="table-cell">
      <style:table-cell-properties fo:background-color="#ffffff" fo:padding-left="0.191cm" fo:padding-right="0.191cm" fo:padding-top="0cm" fo:padding-bottom="0cm" fo:border-left="1pt solid #00000a" fo:border-right="0.5pt solid #00000a" fo:border-top="none" fo:border-bottom="0.5pt solid #00000a">
        <style:background-image/>
      </style:table-cell-properties>
    </style:style>
    <style:style style:name="Table2" style:family="table">
      <style:table-properties style:width="16.302cm" fo:margin-left="-0.191cm" fo:margin-top="0cm" fo:margin-bottom="0cm" table:align="left" style:writing-mode="lr-tb"/>
    </style:style>
    <style:style style:name="Table2.A" style:family="table-column">
      <style:table-column-properties style:column-width="16.302cm"/>
    </style:style>
    <style:style style:name="Table2.1" style:family="table-row">
      <style:table-row-properties fo:keep-together="auto"/>
    </style:style>
    <style:style style:name="Table2.A1" style:family="table-cell">
      <style:table-cell-properties fo:background-color="#f2f2f2" fo:padding-left="0.191cm" fo:padding-right="0.191cm" fo:padding-top="0cm" fo:padding-bottom="0cm" fo:border="none">
        <style:background-image/>
      </style:table-cell-properties>
    </style:style>
    <style:style style:name="Table3" style:family="table">
      <style:table-properties style:width="16.302cm" fo:margin-left="-0.191cm" fo:margin-top="0cm" fo:margin-bottom="0cm" table:align="left" style:writing-mode="lr-tb"/>
    </style:style>
    <style:style style:name="Table3.A" style:family="table-column">
      <style:table-column-properties style:column-width="16.302cm"/>
    </style:style>
    <style:style style:name="Table3.1" style:family="table-row">
      <style:table-row-properties fo:keep-together="auto"/>
    </style:style>
    <style:style style:name="Table3.A1" style:family="table-cell">
      <style:table-cell-properties fo:background-color="#f2f2f2" fo:padding-left="0.191cm" fo:padding-right="0.191cm" fo:padding-top="0cm" fo:padding-bottom="0cm" fo:border="none">
        <style:background-image/>
      </style:table-cell-properties>
    </style:style>
    <style:style style:name="Table4" style:family="table">
      <style:table-properties style:width="16.302cm" fo:margin-left="-0.191cm" fo:margin-top="0cm" fo:margin-bottom="0cm" table:align="left" style:writing-mode="lr-tb"/>
    </style:style>
    <style:style style:name="Table4.A" style:family="table-column">
      <style:table-column-properties style:column-width="16.302cm"/>
    </style:style>
    <style:style style:name="Table4.1" style:family="table-row">
      <style:table-row-properties fo:keep-together="auto"/>
    </style:style>
    <style:style style:name="Table4.A1" style:family="table-cell">
      <style:table-cell-properties fo:background-color="#f2f2f2" fo:padding-left="0.191cm" fo:padding-right="0.191cm" fo:padding-top="0cm" fo:padding-bottom="0cm" fo:border="none">
        <style:background-image/>
      </style:table-cell-properties>
    </style:style>
    <style:style style:name="Table5" style:family="table">
      <style:table-properties style:width="16.302cm" fo:margin-left="-0.191cm" fo:margin-top="0cm" fo:margin-bottom="0cm" table:align="left" style:writing-mode="lr-tb"/>
    </style:style>
    <style:style style:name="Table5.A" style:family="table-column">
      <style:table-column-properties style:column-width="16.302cm"/>
    </style:style>
    <style:style style:name="Table5.1" style:family="table-row">
      <style:table-row-properties fo:keep-together="auto"/>
    </style:style>
    <style:style style:name="Table5.A1" style:family="table-cell">
      <style:table-cell-properties fo:background-color="#f2f2f2" fo:padding-left="0.191cm" fo:padding-right="0.191cm" fo:padding-top="0cm" fo:padding-bottom="0cm" fo:border="none">
        <style:background-image/>
      </style:table-cell-properties>
    </style:style>
    <style:style style:name="Table6" style:family="table">
      <style:table-properties style:width="16.302cm" fo:margin-left="-0.191cm" fo:margin-top="0cm" fo:margin-bottom="0cm" table:align="left" style:writing-mode="lr-tb"/>
    </style:style>
    <style:style style:name="Table6.A" style:family="table-column">
      <style:table-column-properties style:column-width="16.302cm"/>
    </style:style>
    <style:style style:name="Table6.1" style:family="table-row">
      <style:table-row-properties fo:keep-together="auto"/>
    </style:style>
    <style:style style:name="Table6.A1" style:family="table-cell">
      <style:table-cell-properties fo:background-color="#f2f2f2" fo:padding-left="0.191cm" fo:padding-right="0.191cm" fo:padding-top="0cm" fo:padding-bottom="0cm" fo:border="none">
        <style:background-image/>
      </style:table-cell-properties>
    </style:style>
    <style:style style:name="Table7" style:family="table">
      <style:table-properties style:width="16.302cm" fo:margin-left="-0.191cm" fo:margin-top="0cm" fo:margin-bottom="0cm" table:align="left" style:writing-mode="lr-tb"/>
    </style:style>
    <style:style style:name="Table7.A" style:family="table-column">
      <style:table-column-properties style:column-width="16.302cm"/>
    </style:style>
    <style:style style:name="Table7.1" style:family="table-row">
      <style:table-row-properties fo:keep-together="auto"/>
    </style:style>
    <style:style style:name="Table7.A1" style:family="table-cell">
      <style:table-cell-properties fo:background-color="#f2f2f2" fo:padding-left="0.191cm" fo:padding-right="0.191cm" fo:padding-top="0cm" fo:padding-bottom="0cm" fo:border="none">
        <style:background-image/>
      </style:table-cell-properties>
    </style:style>
    <style:style style:name="Table8" style:family="table">
      <style:table-properties style:width="16.302cm" fo:margin-left="-0.191cm" fo:margin-top="0cm" fo:margin-bottom="0cm" table:align="left" style:writing-mode="lr-tb"/>
    </style:style>
    <style:style style:name="Table8.A" style:family="table-column">
      <style:table-column-properties style:column-width="16.302cm"/>
    </style:style>
    <style:style style:name="Table8.1" style:family="table-row">
      <style:table-row-properties fo:keep-together="auto"/>
    </style:style>
    <style:style style:name="Table8.A1" style:family="table-cell">
      <style:table-cell-properties fo:background-color="#f2f2f2" fo:padding-left="0.191cm" fo:padding-right="0.191cm" fo:padding-top="0cm" fo:padding-bottom="0cm" fo:border="none">
        <style:background-image/>
      </style:table-cell-properties>
    </style:style>
    <style:style style:name="P1" style:family="paragraph" style:parent-style-name="Standard">
      <style:text-properties fo:color="#4f81bd" fo:font-size="13pt" fo:font-weight="bold" style:font-size-asian="13pt" style:font-weight-asian="bold" style:font-name-complex="F" style:font-size-complex="13pt" style:font-weight-complex="bold"/>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2.54cm" fo:margin-right="0cm" fo:text-indent="0cm" style:auto-text-indent="false"/>
    </style:style>
    <style:style style:name="P4" style:family="paragraph" style:parent-style-name="Standard">
      <style:paragraph-properties fo:margin-top="0cm" fo:margin-bottom="0.212cm" style:contextual-spacing="false"/>
    </style:style>
    <style:style style:name="P5" style:family="paragraph" style:parent-style-name="Standard" style:list-style-name="WWNum19">
      <style:paragraph-properties fo:margin-left="0cm" fo:margin-right="0cm" fo:margin-top="0cm" fo:margin-bottom="0cm" style:contextual-spacing="false" fo:line-height="100%" fo:text-indent="-0.63cm" style:auto-text-indent="false"/>
    </style:style>
    <style:style style:name="P6" style:family="paragraph" style:parent-style-name="Standard" style:list-style-name="WWNum20">
      <style:paragraph-properties fo:margin-left="0cm" fo:margin-right="0cm" fo:margin-top="0cm" fo:margin-bottom="0cm" style:contextual-spacing="false" fo:line-height="100%" fo:text-indent="-0.63cm" style:auto-text-indent="false"/>
    </style:style>
    <style:style style:name="P7" style:family="paragraph" style:parent-style-name="Standard" style:list-style-name="WWNum25">
      <style:paragraph-properties fo:margin-left="0cm" fo:margin-right="0cm" fo:margin-top="0cm" fo:margin-bottom="0cm" style:contextual-spacing="false" fo:line-height="100%" fo:text-indent="-0.63cm" style:auto-text-indent="false"/>
    </style:style>
    <style:style style:name="P8" style:family="paragraph" style:parent-style-name="Standard">
      <style:paragraph-properties fo:margin-top="0cm" fo:margin-bottom="0cm" style:contextual-spacing="false" fo:line-height="100%"/>
    </style:style>
    <style:style style:name="P9" style:family="paragraph" style:parent-style-name="Standard" style:list-style-name="WWNum20">
      <style:paragraph-properties fo:margin-top="0cm" fo:margin-bottom="0cm" style:contextual-spacing="false" fo:line-height="100%"/>
    </style:style>
    <style:style style:name="P10" style:family="paragraph" style:parent-style-name="Standard" style:list-style-name="WWNum22">
      <style:paragraph-properties fo:margin-top="0cm" fo:margin-bottom="0cm" style:contextual-spacing="false" fo:line-height="100%"/>
    </style:style>
    <style:style style:name="P11" style:family="paragraph" style:parent-style-name="Standard">
      <style:paragraph-properties fo:margin-top="0cm" fo:margin-bottom="0cm" style:contextual-spacing="false" fo:line-height="100%" fo:text-align="center" style:justify-single-word="false"/>
    </style:style>
    <style:style style:name="P12" style:family="paragraph" style:parent-style-name="Standard" style:list-style-name="WWNum26">
      <style:paragraph-properties fo:margin-top="0cm" fo:margin-bottom="0cm" style:contextual-spacing="false" fo:line-height="100%"/>
    </style:style>
    <style:style style:name="P13" style:family="paragraph" style:parent-style-name="Standard">
      <style:paragraph-properties fo:margin-left="0.199cm" fo:margin-right="0.199cm" fo:margin-top="0cm" fo:margin-bottom="0cm" style:contextual-spacing="false" fo:line-height="100%" fo:text-indent="0cm" style:auto-text-indent="false"/>
      <style:text-properties fo:color="#000000" style:font-name="Calibri" fo:font-weight="bold" style:font-name-asian="Times New Roman1" style:language-asian="en" style:country-asian="AU" style:font-weight-asian="bold" style:font-name-complex="Calibri1" style:text-rotation-angle="90" style:text-rotation-scale="line-height"/>
    </style:style>
    <style:style style:name="P14" style:family="paragraph" style:parent-style-name="Standard">
      <style:paragraph-properties fo:margin-left="0.199cm" fo:margin-right="0.199cm" fo:margin-top="0cm" fo:margin-bottom="0cm" style:contextual-spacing="false" fo:line-height="100%" fo:text-indent="0cm" style:auto-text-indent="false"/>
      <style:text-properties style:text-rotation-angle="90" style:text-rotation-scale="line-height"/>
    </style:style>
    <style:style style:name="P15" style:family="paragraph" style:parent-style-name="Standard" style:list-style-name="WWNum23">
      <style:paragraph-properties fo:margin-left="1.259cm" fo:margin-right="0cm" fo:margin-top="0cm" fo:margin-bottom="0cm" style:contextual-spacing="false" fo:line-height="100%" fo:text-indent="-0.635cm" style:auto-text-indent="false"/>
    </style:style>
    <style:style style:name="P16" style:family="paragraph" style:parent-style-name="Standard">
      <style:paragraph-properties fo:margin-top="0.212cm" fo:margin-bottom="0cm" style:contextual-spacing="false"/>
    </style:style>
    <style:style style:name="P17" style:family="paragraph" style:parent-style-name="Heading_20_1">
      <style:paragraph-properties fo:break-before="page"/>
    </style:style>
    <style:style style:name="P18" style:family="paragraph" style:parent-style-name="Heading_20_1" style:master-page-name="Standard">
      <style:paragraph-properties style:page-number="auto"/>
    </style:style>
    <style:style style:name="P19" style:family="paragraph" style:parent-style-name="Heading_20_3">
      <style:paragraph-properties fo:margin-left="0cm" fo:margin-right="0cm" fo:text-indent="1.27cm" style:auto-text-indent="false"/>
    </style:style>
    <style:style style:name="P20" style:family="paragraph" style:parent-style-name="Heading_20_3">
      <style:paragraph-properties fo:margin-top="0cm" fo:margin-bottom="0.212cm" style:contextual-spacing="false"/>
    </style:style>
    <style:style style:name="P21" style:family="paragraph" style:parent-style-name="Heading_20_3">
      <style:paragraph-properties fo:margin-top="0cm" fo:margin-bottom="0cm" style:contextual-spacing="false"/>
    </style:style>
    <style:style style:name="P22" style:family="paragraph" style:parent-style-name="Heading_20_3">
      <style:paragraph-properties fo:margin-top="0cm" fo:margin-bottom="0cm" style:contextual-spacing="false"/>
      <style:text-properties style:font-name="Calibri" style:font-name-complex="Calibri1"/>
    </style:style>
    <style:style style:name="P23" style:family="paragraph" style:parent-style-name="Heading_20_3">
      <style:paragraph-properties fo:margin-top="0.212cm" fo:margin-bottom="0cm" style:contextual-spacing="false"/>
    </style:style>
    <style:style style:name="P24" style:family="paragraph" style:parent-style-name="List_20_Paragraph" style:list-style-name="WWNum5"/>
    <style:style style:name="P25" style:family="paragraph" style:parent-style-name="List_20_Paragraph" style:list-style-name="WWNum10"/>
    <style:style style:name="P26" style:family="paragraph" style:parent-style-name="List_20_Paragraph" style:list-style-name="WWNum28"/>
    <style:style style:name="P27" style:family="paragraph" style:parent-style-name="List_20_Paragraph" style:list-style-name="WWNum32"/>
    <style:style style:name="P28" style:family="paragraph" style:parent-style-name="List_20_Paragraph" style:list-style-name="WWNum31"/>
    <style:style style:name="P29" style:family="paragraph" style:parent-style-name="List_20_Paragraph" style:list-style-name="WWNum28">
      <style:paragraph-properties fo:margin-top="0cm" fo:margin-bottom="0cm" style:contextual-spacing="true" fo:line-height="100%"/>
    </style:style>
    <style:style style:name="P30" style:family="paragraph" style:parent-style-name="List_20_Paragraph" style:list-style-name="WWNum29">
      <style:paragraph-properties fo:margin-top="0cm" fo:margin-bottom="0cm" style:contextual-spacing="false" fo:line-height="100%"/>
    </style:style>
    <style:style style:name="P31" style:family="paragraph" style:parent-style-name="HTML_20_Preformatted" style:list-style-name="WWNum28"/>
    <style:style style:name="P32" style:family="paragraph" style:parent-style-name="HTML_20_Preformatted">
      <style:text-properties fo:color="#333333" style:font-name="Calibri" fo:language="en" fo:country="none" style:font-name-complex="Calibri1"/>
    </style:style>
    <style:style style:name="P33" style:family="paragraph" style:parent-style-name="HTML_20_Preformatted">
      <style:paragraph-properties fo:margin-top="0cm" fo:margin-bottom="0cm" style:contextual-spacing="false"/>
    </style:style>
    <style:style style:name="P34" style:family="paragraph" style:parent-style-name="Header">
      <style:paragraph-properties fo:text-align="center" style:justify-single-word="false"/>
    </style:style>
    <style:style style:name="P35" style:family="paragraph" style:parent-style-name="Header">
      <style:paragraph-properties fo:padding-left="0cm" fo:padding-right="0cm" fo:padding-top="0cm" fo:padding-bottom="0.035cm" fo:border-left="none" fo:border-right="none" fo:border-top="none" fo:border-bottom="0.51pt solid #00000a"/>
    </style:style>
    <style:style style:name="P36" style:family="paragraph" style:parent-style-name="Normal_20__28_Web_29_">
      <style:paragraph-properties fo:margin-top="0.494cm" fo:margin-bottom="0.494cm" style:contextual-spacing="false"/>
    </style:style>
    <style:style style:name="P37" style:family="paragraph" style:parent-style-name="Normal_20__28_Web_29_">
      <style:paragraph-properties fo:margin-top="0.494cm" fo:margin-bottom="0.494cm" style:contextual-spacing="false"/>
      <style:text-properties fo:color="#333333" style:font-name="Calibri" fo:font-size="11pt" fo:language="en" fo:country="none" style:font-size-asian="11pt" style:font-name-complex="Calibri1" style:font-size-complex="11pt"/>
    </style:style>
    <style:style style:name="P38" style:family="paragraph" style:parent-style-name="Normal_20__28_Web_29_">
      <style:paragraph-properties fo:margin-top="0.494cm" fo:margin-bottom="0.494cm" style:contextual-spacing="false"/>
      <style:text-properties fo:color="#333333" style:font-name="Calibri" fo:font-size="10pt" fo:language="en" fo:country="none" style:font-size-asian="10pt" style:font-name-complex="Calibri1" style:font-size-complex="10pt"/>
    </style:style>
    <style:style style:name="P39" style:family="paragraph" style:parent-style-name="Normal_20__28_Web_29_" style:list-style-name="WWNum28">
      <style:paragraph-properties fo:margin-top="0.494cm" fo:margin-bottom="0.494cm" style:contextual-spacing="false"/>
    </style:style>
    <style:style style:name="T1" style:family="text">
      <style:text-properties style:font-name="Calibri"/>
    </style:style>
    <style:style style:name="T2" style:family="text">
      <style:text-properties style:font-name="Calibri" style:font-name-complex="Calibri1"/>
    </style:style>
    <style:style style:name="T3" style:family="text">
      <style:text-properties style:font-name="Calibri" fo:font-style="italic" style:font-style-asian="italic" style:font-name-complex="Calibri1"/>
    </style:style>
    <style:style style:name="T4" style:family="text">
      <style:text-properties style:font-name="Calibri" fo:font-size="11pt" fo:font-weight="normal" style:font-size-asian="11pt" style:font-weight-asian="normal" style:font-name-complex="Calibri1" style:font-weight-complex="normal"/>
    </style:style>
    <style:style style:name="T5" style:family="text">
      <style:text-properties style:font-name="Calibri" fo:font-size="11pt" fo:language="en" fo:country="none" style:font-size-asian="11pt" style:font-name-complex="F" style:font-size-complex="11pt"/>
    </style:style>
    <style:style style:name="T6" style:family="text">
      <style:text-properties style:font-name="Calibri" fo:font-size="11.5pt" style:font-size-asian="11.5pt" style:font-name-complex="F" style:font-size-complex="11pt"/>
    </style:style>
    <style:style style:name="T7" style:family="text">
      <style:text-properties style:font-name="Calibri" fo:font-size="10pt" fo:language="en" fo:country="none" style:font-size-asian="10pt" style:font-name-complex="Calibri1" style:font-size-complex="10pt"/>
    </style:style>
    <style:style style:name="T8" style:family="text">
      <style:text-properties fo:color="#00000a" style:font-name="Calibri" fo:font-size="14pt" style:font-size-asian="14pt" style:font-name-complex="Calibri1"/>
    </style:style>
    <style:style style:name="T9" style:family="text">
      <style:text-properties fo:color="#00000a" style:font-name="Calibri" fo:font-size="11pt" fo:font-weight="normal" style:font-size-asian="11pt" style:font-weight-asian="normal" style:font-name-complex="Calibri1" style:font-weight-complex="normal"/>
    </style:style>
    <style:style style:name="T10" style:family="text">
      <style:text-properties fo:color="#00000a" fo:font-size="10pt" style:font-size-asian="10pt" style:font-size-complex="10pt"/>
    </style:style>
    <style:style style:name="T11" style:family="text">
      <style:text-properties fo:font-weight="bold" style:font-weight-asian="bold"/>
    </style:style>
    <style:style style:name="T12" style:family="text">
      <style:text-properties fo:font-weight="bold" style:font-weight-asian="bold" style:font-name-complex="Calibri1"/>
    </style:style>
    <style:style style:name="T13" style:family="text">
      <style:text-properties style:font-name-complex="Calibri1"/>
    </style:style>
    <style:style style:name="T14" style:family="text">
      <style:text-properties fo:font-style="italic" style:font-style-asian="italic"/>
    </style:style>
    <style:style style:name="T15" style:family="text">
      <style:text-properties fo:font-style="italic" style:font-style-asian="italic" style:font-name-complex="Calibri1"/>
    </style:style>
    <style:style style:name="T16" style:family="text">
      <style:text-properties fo:font-style="italic" style:font-style-asian="italic" fo:padding="0cm" fo:border="0.51pt solid #00000a"/>
    </style:style>
    <style:style style:name="T17" style:family="text">
      <style:text-properties fo:color="#444444" fo:background-color="#ffffff" loext:char-shading-value="0" style:font-name-complex="Calibri1"/>
    </style:style>
    <style:style style:name="T18" style:family="text">
      <style:text-properties fo:color="#1e70ac" fo:font-style="italic" style:font-style-asian="italic" style:font-name-complex="Calibri1" style:font-style-complex="italic"/>
    </style:style>
    <style:style style:name="T19" style:family="text">
      <style:text-properties fo:color="#4f81bd" style:text-underline-style="solid" style:text-underline-width="auto" style:text-underline-color="font-color" style:font-name-complex="Calibri1"/>
    </style:style>
    <style:style style:name="T20" style:family="text">
      <style:text-properties fo:color="#4f81bd" style:font-name-complex="Calibri1"/>
    </style:style>
    <style:style style:name="T21" style:family="text">
      <style:text-properties fo:color="#4f81bd" style:font-name="Cambria" fo:font-size="13pt" style:font-size-asian="13pt" style:font-name-complex="F" style:font-size-complex="13pt"/>
    </style:style>
    <style:style style:name="T22" style:family="text">
      <style:text-properties fo:color="#365f91" style:text-underline-style="solid" style:text-underline-width="auto" style:text-underline-color="font-color" style:font-name-complex="Calibri1"/>
    </style:style>
    <style:style style:name="T23" style:family="text">
      <style:text-properties fo:color="#365f91" style:font-name="Calibri" fo:font-size="10pt" fo:language="en" fo:country="none" style:text-underline-style="solid" style:text-underline-width="auto" style:text-underline-color="font-color" style:font-size-asian="10pt" style:font-name-complex="Calibri1" style:font-size-complex="10pt"/>
    </style:style>
    <style:style style:name="T24" style:family="text">
      <style:text-properties fo:color="#333333" fo:language="en" fo:country="none" style:font-name-complex="Calibri1"/>
    </style:style>
    <style:style style:name="T25" style:family="text">
      <style:text-properties fo:color="#333333" style:font-name="Calibri" fo:font-size="11pt" fo:language="en" fo:country="none" style:font-size-asian="11pt" style:font-name-complex="Calibri1" style:font-size-complex="11pt"/>
    </style:style>
    <style:style style:name="T26" style:family="text">
      <style:text-properties fo:color="#333333" style:font-name="Calibri" fo:language="en" fo:country="none" style:font-name-complex="Calibri1"/>
    </style:style>
    <style:style style:name="T27" style:family="text">
      <style:text-properties fo:color="#333333" style:font-name="Calibri" fo:font-size="10pt" fo:language="en" fo:country="none" style:font-size-asian="10pt" style:font-name-complex="Calibri1" style:font-size-complex="10pt"/>
    </style:style>
    <style:style style:name="T28" style:family="text">
      <style:text-properties fo:color="#333333" fo:font-size="11pt" fo:language="en" fo:country="none" style:font-size-asian="11pt" style:font-name-complex="Calibri1" style:font-size-complex="11pt"/>
    </style:style>
    <style:style style:name="T29" style:family="text">
      <style:text-properties fo:color="#333333" fo:font-size="10pt" fo:language="en" fo:country="none" style:font-size-asian="10pt" style:font-name-complex="Calibri1" style:font-size-complex="10pt"/>
    </style:style>
    <style:style style:name="T30" style:family="text">
      <style:text-properties fo:language="en" fo:country="none" style:font-name-complex="Calibri1"/>
    </style:style>
    <style:style style:name="T31" style:family="text">
      <style:text-properties fo:language="en" fo:country="none" style:font-name-complex="F"/>
    </style:style>
    <style:style style:name="T32" style:family="text">
      <style:text-properties fo:color="#000000" style:font-name="Calibri" fo:font-weight="bold" style:font-name-asian="Times New Roman1" style:language-asian="en" style:country-asian="AU" style:font-weight-asian="bold" style:font-name-complex="Calibri1"/>
    </style:style>
    <style:style style:name="T33" style:family="text">
      <style:text-properties fo:color="#000000" style:font-name="Calibri" fo:font-weight="bold" style:font-name-asian="Symbol1" style:language-asian="en" style:country-asian="AU" style:font-weight-asian="bold" style:font-name-complex="Symbol1"/>
    </style:style>
    <style:style style:name="T34" style:family="text">
      <style:text-properties fo:color="#000000" style:font-name="Calibri" style:font-name-asian="Times New Roman1" style:language-asian="en" style:country-asian="AU" style:font-name-complex="Calibri1"/>
    </style:style>
    <style:style style:name="T35" style:family="text">
      <style:text-properties fo:font-size="10pt" fo:language="en" fo:country="none" style:font-size-asian="10pt" style:font-size-complex="10pt"/>
    </style:style>
    <style:style style:name="T36" style:family="text">
      <style:text-properties fo:font-size="10pt" fo:language="en" fo:country="none" style:font-size-asian="10pt" style:font-name-complex="Calibri1" style:font-size-complex="10pt"/>
    </style:style>
    <style:style style:name="T37" style:family="text">
      <style:text-properties fo:font-size="10pt" style:font-size-asian="10pt" style:font-size-complex="10pt"/>
    </style:style>
    <style:style style:name="T38" style:family="text">
      <style:text-properties fo:color="#2c3e50" style:font-name="Calibri" style:font-name-complex="Helvetica"/>
    </style:style>
    <style:style style:name="T39" style:family="text">
      <style:text-properties fo:padding="0cm" fo:border="0.51pt solid #0000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rticle Meta-data<text:bookmark text:name="_GoBack"/></text:h>
      <text:h text:style-name="Heading_20_2" text:outline-level="2"><text:span text:style-name="T2">Article title: </text:span><text:span text:style-name="T8">Building and publishing APIs</text:span></text:h>
      <text:p text:style-name="Standard"><text:span text:style-name="T12">Subtitle:</text:span><text:span text:style-name="T13"> Technical guidance for API developers</text:span></text:p>
      <text:h text:style-name="Heading_20_2" text:outline-level="2"><text:bookmark text:name="_Contact_details_1"/><text:span text:style-name="T2">Contact details - for internal DTO use only</text:span></text:h>
      <text:p text:style-name="Standard"><text:span text:style-name="T12">Author’s email address:</text:span><text:span text:style-name="T13"> steve.capell@pmc.gov.au</text:span></text:p>
      <text:p text:style-name="Standard"><text:span text:style-name="T12">Author’s team and agency:</text:span><text:span text:style-name="T13"> Info Layer, DTO</text:span></text:p>
      <text:h text:style-name="Heading_20_2" text:outline-level="2"><text:span text:style-name="T2">Content tags</text:span></text:h>
      <text:p text:style-name="Standard"><text:span text:style-name="T12">Primary criterion:</text:span><text:span text:style-name="T15"> </text:span><text:span text:style-name="T13">9. Use web service APIs, open standards and common government solutions where possible and make all new source code open and reusable where appropriate</text:span></text:p>
      <text:p text:style-name="Standard"><text:span text:style-name="T12">Related criterion:</text:span><text:span text:style-name="T13"> 5. Evaluate what data, tools and systems will be used to build, host, operate and measure the service and how to adopt, adapt or procure them</text:span></text:p>
      <text:p text:style-name="Standard"><text:span text:style-name="T12">Service design phase:</text:span><text:span text:style-name="T13"> 1. Discover and Define</text:span></text:p>
      <text:p text:style-name="Standard"><text:span text:style-name="T12">Roles:</text:span><text:span text:style-name="T13"> Service Manager, Technical Product Manager, Information Architect/Designer</text:span></text:p>
      <text:p text:style-name="Standard"><text:span text:style-name="T12">Service platforms: </text:span><text:span text:style-name="T13">Open Data Services, Query / Validation Services, Transactional Services</text:span></text:p>
      <text:p text:style-name="Standard"><text:span text:style-name="T12">Case study:</text:span><text:span text:style-name="T13"> TBA – data.gov.au, SBR, PBS, VEVO, etc</text:span></text:p>
      <text:h text:style-name="Heading_20_2" text:outline-level="2"><text:span text:style-name="T2">Review existing content</text:span></text:h>
      <text:p text:style-name="P2"><text:span text:style-name="T13">Consider using this existing content where possible (note: DTO will suggest resources and existing guidance following receipt of your proposed content titles and summaries):</text:span></text:p>
      <text:h text:style-name="P19" text:outline-level="3"><text:a xlink:type="simple" xlink:href="https://www.dto.gov.au/standard/how-apply-standard"><text:span text:style-name="T2">DTO.gov.au</text:span></text:a><text:span text:style-name="T2"> pages:</text:span></text:h>
      <text:h text:style-name="P19" text:outline-level="3"><text:span text:style-name="T9">Expands on: </text:span><text:a xlink:type="simple" xlink:href="https://www.dto.gov.au/standard/how-apply-standard/government-platform"><text:span text:style-name="T4">https://www.dto.gov.au/standard/how-apply-standard/government-platform</text:span></text:a></text:h>
      <text:h text:style-name="P19" text:outline-level="3"><text:span text:style-name="T2">Australian Government policies and guidance:</text:span></text:h>
      <text:list xml:id="list3490180172949996607" text:style-name="WWNum5">
        <text:list-item>
          <text:p text:style-name="P24"><text:span text:style-name="T13">N/A</text:span></text:p>
        </text:list-item>
      </text:list>
      <text:h text:style-name="P19" text:outline-level="3"><text:a xlink:type="simple" xlink:href="https://www.gov.uk/service-manual"><text:span text:style-name="T2">UK Government Service Manual</text:span></text:a><text:span text:style-name="T2">:</text:span></text:h>
      <text:list xml:id="list163060710782747" text:continue-numbering="true" text:style-name="WWNum5">
        <text:list-item>
          <text:p text:style-name="P24"><text:span text:style-name="T13">N/A</text:span></text:p>
        </text:list-item>
      </text:list>
      <text:p text:style-name="P2"><text:span text:style-name="T13">If you use content from outside the Australian Government make sure you include the correct open licence attribution at the end of the guide. For example:</text:span></text:p>
      <text:p text:style-name="P3"><text:span text:style-name="Emphasis"><text:span text:style-name="T17">This content has been adapted from the </text:span></text:span><text:a xlink:type="simple" xlink:href="https://www.gov.uk/service-manual/the-team"><text:span text:style-name="T18">UK Government Service Design Manual guide on The team</text:span></text:a><text:span text:style-name="Emphasis"><text:span text:style-name="T17"> under the </text:span></text:span><text:a xlink:type="simple" xlink:href="http://www.nationalarchives.gov.uk/doc/open-government-licence/version/2"><text:span text:style-name="T18">Open Government Licence v2.0</text:span></text:a><text:span text:style-name="Emphasis"><text:span text:style-name="T17">.</text:span></text:span></text:p>
      <text:p text:style-name="P1"><text:soft-page-break/></text:p>
      <text:h text:style-name="P17" text:outline-level="1">Building and using APIs</text:h>
      <text:p text:style-name="Standard"><text:span text:style-name="T12">Technical guidance for developers implementing web APIs</text:span></text:p>
      <text:p text:style-name="P4"><text:span text:style-name="T13">You should first review the </text:span><text:span text:style-name="T19">Government as a Platform</text:span><text:span text:style-name="T20"> </text:span><text:span text:style-name="T13">guide to understand the business context and key principles that support API development.</text:span></text:p>
      <text:p text:style-name="P4"><text:span text:style-name="T13">For Application programming interfaces (APIs) that serve private or commercial-in-confidence data, all the principles described here still apply but the API should also be protected via OpenID Connect authentication &amp; authorisation as described in </text:span><text:span text:style-name="T22">Securing APIs</text:span><text:span text:style-name="T13"> guidance.</text:span></text:p>
      <text:h text:style-name="Heading_20_2" text:outline-level="2">Why must I?</text:h>
      <text:h text:style-name="Heading_20_3" text:outline-level="3"><text:span text:style-name="T9">Agencies must provide API access to their data and services when any of the following conditions are met:</text:span></text:h>
      <text:list xml:id="list6190265390750427362" text:style-name="WWNum10">
        <text:list-item>
          <text:p text:style-name="P25"><text:span text:style-name="T13">Any transactional or query service with volume above 50,000 per year.</text:span></text:p>
        </text:list-item>
        <text:list-item>
          <text:p text:style-name="P25"><text:span text:style-name="T13">Any lower volume service that is an essential complement to a related higher volume service.</text:span></text:p>
        </text:list-item>
        <text:list-item>
          <text:p text:style-name="P25"><text:span text:style-name="T13">Any authoritative public data sources containing over 50,000 records.</text:span></text:p>
        </text:list-item>
        <text:list-item>
          <text:p text:style-name="P25"><text:span text:style-name="T13">Any new or refreshed digital service.</text:span></text:p>
        </text:list-item>
      </text:list>
      <text:p text:style-name="Standard"><text:span text:style-name="T13">Agencies are encouraged to make all digital services available as an API, even when below the thresholds specified.</text:span></text:p>
      <text:h text:style-name="Heading_20_2" text:outline-level="2">How do I?</text:h>
      <text:h text:style-name="P20" text:outline-level="3"><text:span text:style-name="T9">It is recommended that agencies deliver all APIs following ‘Pragmatic REST’ (Representational state transfer) principles detailed below.</text:span></text:h>
      <text:p text:style-name="Standard"><text:a xlink:type="simple" xlink:href="#_Use_RESTful_service">Use RESful service URLs</text:a><text:a xlink:type="simple" xlink:href="#_Useing_HTTP_verbs.">Use HTTP methods</text:a></text:p>
      <text:p text:style-name="Standard"><text:a xlink:type="simple" xlink:href="#_Use_HTTP_response">Use HTTP response status codes</text:a></text:p>
      <text:p text:style-name="Standard"><text:a xlink:type="simple" xlink:href="#_Provide_eError_responses.">Provide error responses</text:a></text:p>
      <text:p text:style-name="Standard"><text:a xlink:type="simple" xlink:href="#_Use_vVersions.">Use versions</text:a></text:p>
      <text:p text:style-name="Standard"><text:a xlink:type="simple" xlink:href="#_Record_limits.">Record limits</text:a></text:p>
      <text:p text:style-name="Standard"><text:a xlink:type="simple" xlink:href="#_Mock_responses.">Mock responses</text:a></text:p>
      <text:p text:style-name="Standard"><text:a xlink:type="simple" xlink:href="#_Support_cross-domain_mashups">Support cross-domain mashups with CORS</text:a></text:p>
      <text:p text:style-name="Standard">Facilitate state management with HATEOAS where possible</text:p>
      <text:p text:style-name="Standard"><text:a xlink:type="simple" xlink:href="#_Documenting_your_API">Document your API</text:a></text:p>
      <text:p text:style-name="Standard"><text:a xlink:type="simple" xlink:href="#_Registering_your_API">Register your API</text:a></text:p>
      <text:h text:style-name="Heading_20_3" text:outline-level="3"><text:bookmark text:name="_Use_RESTful_service"/><text:span text:style-name="T2">Use RESTful service URLs</text:span></text:h>
      <text:list xml:id="list1890526742218085613" text:style-name="WWNum19">
        <text:list-item>
          <text:p text:style-name="P5"><text:span text:style-name="T24">Put the version number of the API in the URL (</text:span><text:a xlink:type="simple" xlink:href="http://example.com/v1/path/to/resource"><text:span text:style-name="T30">http://example.com/v1/path/to/resource</text:span></text:a><text:span text:style-name="T24">.). Don’t accept any requests that do not specify a version number.</text:span></text:p>
        </text:list-item>
        <text:list-item>
          <text:p text:style-name="P5"><text:span text:style-name="T24">Allow users to request formats like JSON or XML like this: </text:span></text:p>
          <text:list>
            <text:list-item>
              <text:p text:style-name="P5"><text:a xlink:type="simple" xlink:href="http://example.gov/api/v1/magazines.json"><text:span text:style-name="T30">http://example.gov/api/v1/magazines.json</text:span></text:a></text:p>
            </text:list-item>
            <text:list-item>
              <text:p text:style-name="P5"><text:soft-page-break/><text:a xlink:type="simple" xlink:href="http://example.gov/api/v1/magazines.xml"><text:span text:style-name="T30">http://example.gov/api/v1/magazines.xml</text:span></text:a></text:p>
            </text:list-item>
          </text:list>
        </text:list-item>
        <text:list-item>
          <text:p text:style-name="P5"><text:span text:style-name="T24">A URL identifies a resource.</text:span></text:p>
        </text:list-item>
      </text:list>
      <text:list xml:id="list3466285953575816375" text:style-name="WWNum20">
        <text:list-item>
          <text:p text:style-name="P6"><text:span text:style-name="T24">URLs should include nouns, not verbs.</text:span></text:p>
        </text:list-item>
        <text:list-item>
          <text:p text:style-name="P6"><text:span text:style-name="T24">Use plural nouns only for consistency (no singular nouns).</text:span></text:p>
        </text:list-item>
        <text:list-item>
          <text:p text:style-name="P9"><text:span text:style-name="T24">Use HTTP methods (</text:span><text:a xlink:type="simple" xlink:href="https://tools.ietf.org/html/rfc7231#section-4"><text:span text:style-name="T31">HTTP/1.1</text:span></text:a><text:span text:style-name="T24">) to operate on these resources.</text:span></text:p>
        </text:list-item>
        <text:list-item>
          <text:p text:style-name="P9"><text:span text:style-name="T24">Use HTTP response status codes to represent the outcome of operations on resources.</text:span></text:p>
        </text:list-item>
        <text:list-item>
          <text:p text:style-name="P6"><text:span text:style-name="T24">You shouldn’t need to go deeper than resource/identifier/resource. If you do, then the granularity of your API is probably too coarse.</text:span></text:p>
        </text:list-item>
        <text:list-item>
          <text:p text:style-name="P6"><text:span text:style-name="T24">Put the version number at the base of your URL, for example </text:span></text:p>
        </text:list-item>
        <text:list-item>
          <text:p text:style-name="P6"><text:span text:style-name="T24">Parameters in URL v. HTTP header: </text:span></text:p>
          <text:list>
            <text:list-item>
              <text:p text:style-name="P6"><text:span text:style-name="T24">If it changes the logic you write to handle the response, put it in the URL.</text:span></text:p>
            </text:list-item>
            <text:list-item>
              <text:p text:style-name="P6"><text:span text:style-name="T24">If it doesn’t change the logic for each response, like OAuth info, put it in the header.</text:span></text:p>
            </text:list-item>
          </text:list>
        </text:list-item>
        <text:list-item>
          <text:p text:style-name="P6"><text:span text:style-name="T24">Specify query parameters in a comma separated list.</text:span></text:p>
        </text:list-item>
        <text:list-item>
          <text:p text:style-name="P6"><text:span text:style-name="T24">Formats should be in the form of api/v2/resource/{id}.json</text:span></text:p>
        </text:list-item>
      </text:list>
      <text:h text:style-name="Heading_20_4" text:outline-level="4">Good RESTful URL examples</text:h>
      <text:p text:style-name="P8"><text:span text:style-name="T24">List of magazines: </text:span></text:p>
      <text:list xml:id="list6723632489468579808" text:style-name="WWNum28">
        <text:list-item>
          <text:p text:style-name="P29"><text:span text:style-name="T24">GET </text:span><text:a xlink:type="simple" xlink:href="http://www.example.gov/api/v1/magazines.json"><text:span text:style-name="T30">http://www.example.gov/api/v1/magazines.json</text:span></text:a></text:p>
        </text:list-item>
      </text:list>
      <text:p text:style-name="P8"><text:span text:style-name="T24">Filtering and sorting are server-side operations on resources: </text:span></text:p>
      <text:list xml:id="list163059979381701" text:continue-numbering="true" text:style-name="WWNum28">
        <text:list-item>
          <text:p text:style-name="P29"><text:span text:style-name="T24">GET </text:span><text:a xlink:type="simple" xlink:href="http://www.example.gov/api/v1/magazines.json?year=2011&amp;sort=desc"><text:span text:style-name="T30">http://www.example.gov/api/v1/magazines.json?year=2011&amp;sort=desc</text:span></text:a></text:p>
        </text:list-item>
      </text:list>
      <text:p text:style-name="P8"><text:span text:style-name="T24">A single magazine in JSON format: </text:span></text:p>
      <text:list xml:id="list163061432703332" text:continue-numbering="true" text:style-name="WWNum28">
        <text:list-item>
          <text:p text:style-name="P29"><text:span text:style-name="T24">GET </text:span><text:a xlink:type="simple" xlink:href="http://www.example.gov/api/v1/magazines/1234.json"><text:span text:style-name="T30">http://www.example.gov/api/v1/magazines/1234.json</text:span></text:a></text:p>
        </text:list-item>
      </text:list>
      <text:p text:style-name="P8"><text:span text:style-name="T24">All articles in (or belonging to) this magazine: </text:span></text:p>
      <text:list xml:id="list163060563227278" text:continue-numbering="true" text:style-name="WWNum28">
        <text:list-item>
          <text:p text:style-name="P29"><text:span text:style-name="T24">GET </text:span><text:a xlink:type="simple" xlink:href="http://www.example.gov/api/v1/magazines/1234/articles.json"><text:span text:style-name="T30">http://www.example.gov/api/v1/magazines/1234/articles.json</text:span></text:a></text:p>
        </text:list-item>
      </text:list>
      <text:p text:style-name="P8"><text:span text:style-name="T24">All articles in this magazine in XML format: </text:span></text:p>
      <text:list xml:id="list163059959990189" text:continue-numbering="true" text:style-name="WWNum28">
        <text:list-item>
          <text:p text:style-name="P29"><text:span text:style-name="T24">GET </text:span><text:a xlink:type="simple" xlink:href="http://example.gov/api/v1/magazines/1234/articles.xml"><text:span text:style-name="T30">http://example.gov/api/v1/magazines/1234/articles.xml</text:span></text:a></text:p>
        </text:list-item>
      </text:list>
      <text:p text:style-name="P8"><text:span text:style-name="T24">Specify query parameters in a comma separated list: </text:span></text:p>
      <text:list xml:id="list163060874610587" text:continue-numbering="true" text:style-name="WWNum28">
        <text:list-item>
          <text:p text:style-name="P29"><text:span text:style-name="T24">GET </text:span><text:a xlink:type="simple" xlink:href="http://www.example.gov/api/v1/magazines/1234.json?fields=title,subtitle,date"><text:span text:style-name="T30">http://www.example.gov/api/v1/magazines/1234.json?fields=title,subtitle,date</text:span></text:a></text:p>
        </text:list-item>
      </text:list>
      <text:p text:style-name="P8"><text:span text:style-name="T24">Add a new article to a particular magazine: </text:span></text:p>
      <text:list xml:id="list163061015867560" text:continue-numbering="true" text:style-name="WWNum28">
        <text:list-item>
          <text:p text:style-name="P26"><text:span text:style-name="T24">POST </text:span><text:a xlink:type="simple" xlink:href="http://example.gov/api/v1/magazines/1234/articles">http://example.gov/api/v1/magazines/1234/articles</text:a><text:span text:style-name="T30">.json</text:span></text:p>
        </text:list-item>
      </text:list>
      <text:h text:style-name="Heading_20_4" text:outline-level="4">Bad RESTful URL examples</text:h>
      <text:p text:style-name="P8"><text:span text:style-name="T24">Non-plural noun: </text:span></text:p>
      <text:list xml:id="list6329566036145486438" text:style-name="WWNum22">
        <text:list-item>
          <text:p text:style-name="P10"><text:a xlink:type="simple" xlink:href="http://www.example.gov/magazine"><text:span text:style-name="T30">http://www.example.gov/magazine</text:span></text:a></text:p>
        </text:list-item>
        <text:list-item>
          <text:p text:style-name="P10"><text:a xlink:type="simple" xlink:href="http://www.example.gov/magazine/1234"><text:span text:style-name="T30">http://www.example.gov/magazine/1234</text:span></text:a></text:p>
        </text:list-item>
      </text:list>
      <text:p text:style-name="P8"><text:span text:style-name="T24">Verb in URL: </text:span></text:p>
      <text:list xml:id="list163061293479710" text:continue-numbering="true" text:style-name="WWNum22">
        <text:list-item>
          <text:p text:style-name="P10"><text:a xlink:type="simple" xlink:href="http://www.example.gov/magazine/1234/create"><text:span text:style-name="T30">http://www.example.gov/magazine/1234/create</text:span></text:a></text:p>
        </text:list-item>
      </text:list>
      <text:p text:style-name="P8"><text:span text:style-name="T24">Filter outside of query string </text:span></text:p>
      <text:list xml:id="list163061034883387" text:continue-numbering="true" text:style-name="WWNum22">
        <text:list-item>
          <text:p text:style-name="P10"><text:a xlink:type="simple" xlink:href="http://www.example.gov/magazines/2011/desc"><text:span text:style-name="T30">http://www.example.gov/magazines/2011/desc</text:span></text:a></text:p>
        </text:list-item>
      </text:list>
      <text:h text:style-name="Heading_20_3" text:outline-level="3"><text:bookmark text:name="_Useing_HTTP_verbs."/><text:span text:style-name="T2">Use HTTP methods</text:span></text:h>
      <text:p text:style-name="P36"><text:span text:style-name="T25">HTTP methods should be used in compliance with their definitions under the </text:span><text:a xlink:type="simple" xlink:href="https://tools.ietf.org/html/rfc7231#section-4"><text:span text:style-name="T5">HTTP/1.1</text:span></text:a><text:span text:style-name="T25"> standard. The action taken on the representation will be contextual to the media type being worked on and its current state. </text:span></text:p>
      <text:p text:style-name="P37"/>
      <text:h text:style-name="Heading_20_3" text:outline-level="3"><text:bookmark text:name="_Use_HTTP_response"/><text:soft-page-break/><text:span text:style-name="T2">Use HTTP response status codes</text:span></text:h>
      <text:p text:style-name="P36"><text:span text:style-name="T24">HTTP status codes should be used in compliance with their definitions under the </text:span><text:a xlink:type="simple" xlink:href="https://tools.ietf.org/html/rfc7231#section-6"><text:span text:style-name="T31">HTTP/1.1</text:span></text:a><text:span text:style-name="T24"> standard. Receiving meaningful status codes helps consumers better consume your API.</text:span></text:p>
      <text:p text:style-name="P36"><text:span text:style-name="T25">Table 1: Example of HTTP methods <text:s/>and response status codes</text:span></text:p>
      <text:h text:style-name="Heading_20_4" text:outline-level="4"/>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table:number-rows-spanned="2" office:value-type="string">
            <text:p text:style-name="P14"><text:span text:style-name="T32">METHOD</text:span></text:p>
          </table:table-cell>
          <table:table-cell table:style-name="Table1.B1" table:number-columns-spanned="2" office:value-type="string">
            <text:p text:style-name="P11"><text:span text:style-name="T34">resource: /magazines (collection)</text:span></text:p>
          </table:table-cell>
          <table:covered-table-cell/>
          <table:table-cell table:style-name="Table1.D1" table:number-columns-spanned="2" office:value-type="string">
            <text:p text:style-name="P11"><text:span text:style-name="T34">resource: /magazines/1234 (individual)</text:span></text:p>
          </table:table-cell>
          <table:covered-table-cell/>
        </table:table-row>
        <table:table-row table:style-name="Table1.2">
          <table:covered-table-cell/>
          <table:table-cell table:style-name="Table1.B2" office:value-type="string">
            <text:p text:style-name="P8"><text:span text:style-name="T32">Effect of method</text:span></text:p>
          </table:table-cell>
          <table:table-cell table:style-name="Table1.C2" office:value-type="string">
            <text:p text:style-name="P8"><text:span text:style-name="T32">Response status code</text:span></text:p>
          </table:table-cell>
          <table:table-cell table:style-name="Table1.D2" office:value-type="string">
            <text:p text:style-name="P8"><text:span text:style-name="T32">Effect of method</text:span></text:p>
          </table:table-cell>
          <table:table-cell table:style-name="Table1.E2" office:value-type="string">
            <text:p text:style-name="P8"><text:span text:style-name="T32">Response status code</text:span></text:p>
          </table:table-cell>
        </table:table-row>
        <table:table-row table:style-name="Table1.3">
          <table:table-cell table:style-name="Table1.A1" office:value-type="string">
            <text:p text:style-name="P14"><text:span text:style-name="T32">POST</text:span></text:p>
          </table:table-cell>
          <table:table-cell table:style-name="Table1.B3" office:value-type="string">
            <text:p text:style-name="P8"><text:span text:style-name="T34">Create new magazine within the /magazines resource</text:span></text:p>
          </table:table-cell>
          <table:table-cell table:style-name="Table1.C3" office:value-type="string">
            <text:p text:style-name="P8"><text:span text:style-name="T34">201 (Created), indicating that the request has been fulfilled. The URI of the new resource is provided in the response</text:span></text:p>
          </table:table-cell>
          <table:table-cell table:style-name="Table1.D3" office:value-type="string">
            <text:p text:style-name="P8"><text:span text:style-name="T34">No effect. Can't create a resource that already exists</text:span></text:p>
          </table:table-cell>
          <table:table-cell table:style-name="Table1.E3" office:value-type="string">
            <text:p text:style-name="P8"><text:span text:style-name="T34">405 (Method Not Allowed), indicating that you can't create a resource that already exists</text:span></text:p>
          </table:table-cell>
        </table:table-row>
        <table:table-row table:style-name="Table1.3">
          <table:table-cell table:style-name="Table1.A1" office:value-type="string">
            <text:p text:style-name="P14"><text:span text:style-name="T32">GET</text:span></text:p>
          </table:table-cell>
          <table:table-cell table:style-name="Table1.B4" office:value-type="string">
            <text:p text:style-name="P8"><text:span text:style-name="T34">List all magazines contained within the /magazines resource</text:span></text:p>
          </table:table-cell>
          <table:table-cell table:style-name="Table1.C4" office:value-type="string">
            <text:p text:style-name="P8"><text:span text:style-name="T34">200 (OK), indicating that the request has succeeded.</text:span></text:p>
          </table:table-cell>
          <table:table-cell table:style-name="Table1.D4" office:value-type="string">
            <text:p text:style-name="P8"><text:span text:style-name="T34">Show the /magazines/1234 resource</text:span></text:p>
          </table:table-cell>
          <table:table-cell table:style-name="Table1.E4" office:value-type="string">
            <text:p text:style-name="P8"><text:span text:style-name="T34">200 (OK), indicating that the request has succeeded.</text:span></text:p>
          </table:table-cell>
        </table:table-row>
        <table:table-row table:style-name="Table1.3">
          <table:table-cell table:style-name="Table1.A1" office:value-type="string">
            <text:p text:style-name="P14"><text:span text:style-name="T33">PUT</text:span></text:p>
          </table:table-cell>
          <table:table-cell table:style-name="Table1.B5" office:value-type="string">
            <text:p text:style-name="P8"><text:span text:style-name="T34">Replace all magazines in the /magazines resource with those in the request</text:span></text:p>
          </table:table-cell>
          <table:table-cell table:style-name="Table1.C5" office:value-type="string">
            <text:p text:style-name="P8"><text:span text:style-name="T34">200 (OK), indicating that the request has succeeded.</text:span></text:p>
          </table:table-cell>
          <table:table-cell table:style-name="Table1.D5" office:value-type="string">
            <text:p text:style-name="P8"><text:span text:style-name="T34">Replace the /magazines/1234 resource with the representation in the request</text:span></text:p>
          </table:table-cell>
          <table:table-cell table:style-name="Table1.E5" office:value-type="string">
            <text:p text:style-name="P8"><text:span text:style-name="T34">200 (OK), indicating that the request has succeeded.</text:span></text:p>
          </table:table-cell>
        </table:table-row>
        <table:table-row table:style-name="Table1.3">
          <table:table-cell table:style-name="Table1.A1" office:value-type="string">
            <text:p text:style-name="P14"><text:span text:style-name="T32">DELETE</text:span></text:p>
          </table:table-cell>
          <table:table-cell table:style-name="Table1.B6" office:value-type="string">
            <text:p text:style-name="P8"><text:span text:style-name="T34">Delete all magazines from the /magazines resource</text:span></text:p>
          </table:table-cell>
          <table:table-cell table:style-name="Table1.C6" office:value-type="string">
            <text:p text:style-name="P8"><text:span text:style-name="T34">200 (OK), indicating that the request has succeeded.</text:span></text:p>
          </table:table-cell>
          <table:table-cell table:style-name="Table1.D6" office:value-type="string">
            <text:p text:style-name="P8"><text:span text:style-name="T34">Delete the resource /magazines/1234</text:span></text:p>
          </table:table-cell>
          <table:table-cell table:style-name="Table1.E6" office:value-type="string">
            <text:p text:style-name="P8"><text:span text:style-name="T34">200 (OK), indicating that the request has succeeded.</text:span></text:p>
          </table:table-cell>
        </table:table-row>
        <table:table-row table:style-name="Table1.7">
          <table:table-cell table:style-name="Table1.A1" office:value-type="string">
            <text:p text:style-name="P14"><text:span text:style-name="T33">HEAD</text:span></text:p>
          </table:table-cell>
          <table:table-cell table:style-name="Table1.B7" office:value-type="string">
            <text:p text:style-name="P8"><text:span text:style-name="T34">List metadata about the /magazines resource, such as last-modified-date</text:span></text:p>
          </table:table-cell>
          <table:table-cell table:style-name="Table1.C7" office:value-type="string">
            <text:p text:style-name="P8"><text:span text:style-name="T34">200 (OK), indicating that the request has succeeded.</text:span></text:p>
          </table:table-cell>
          <table:table-cell table:style-name="Table1.D7" office:value-type="string">
            <text:p text:style-name="P8"><text:span text:style-name="T34">List metadata about /magazines/1234, such as last-modified-date</text:span></text:p>
          </table:table-cell>
          <table:table-cell table:style-name="Table1.E7" office:value-type="string">
            <text:p text:style-name="P8"><text:span text:style-name="T34">200 (OK), indicating that the request has succeeded.</text:span></text:p>
          </table:table-cell>
        </table:table-row>
      </table:table>
      <text:p text:style-name="Standard"/>
      <text:p text:style-name="Standard"/>
      <text:h text:style-name="Heading_20_4" text:outline-level="4">HTTP response principles</text:h>
      <text:list xml:id="list163059874441393" text:continue-list="list163061015867560" text:style-name="WWNum28">
        <text:list-item>
          <text:p text:style-name="P31"><text:span text:style-name="T25">No values in keys</text:span><text:span text:style-name="T28"> – for example, </text:span><text:span text:style-name="HTML_20_Code"><text:span text:style-name="T25">{"125": "Environment"} is bad, {"id": "125", "name": "Environment"} is good.</text:span></text:span></text:p>
        </text:list-item>
      </text:list>
      <text:list xml:id="list4612655048192938689" text:style-name="WWNum23">
        <text:list-item>
          <text:p text:style-name="P15"><text:span text:style-name="T24">No internal-specific names (for example, "node" and "taxonomy term")</text:span></text:p>
        </text:list-item>
        <text:list-item>
          <text:p text:style-name="P15"><text:span text:style-name="T24">Metadata should only contain direct properties of the response set, not properties of the members of the response set</text:span></text:p>
        </text:list-item>
      </text:list>
      <text:h text:style-name="Heading_20_3" text:outline-level="3"><text:bookmark text:name="_Provide_eError_responses."/><text:span text:style-name="T2">Provide error responses</text:span></text:h>
      <text:p text:style-name="P36"><text:span text:style-name="T25">Error responses should be as descriptive and specific as possible. They should also include a message for the end-user (when appropriate), internal error code (corresponding to some specific internally determined ID) and links where developers can find more information. For example:</text:span></text:p>
      <text:p text:style-name="P38"><text:soft-page-break/></text:p>
      <table:table table:name="Table2" table:style-name="Table2">
        <table:table-column table:style-name="Table2.A"/>
        <table:table-row table:style-name="Table2.1">
          <table:table-cell table:style-name="Table2.A1" office:value-type="string">
            <text:p text:style-name="P33"><text:span text:style-name="HTML_20_Code"><text:span text:style-name="T26">{</text:span></text:span></text:p>
            <text:p text:style-name="P33"><text:span text:style-name="HTML_20_Code"><text:span text:style-name="T26"><text:s text:c="2"/>"developerMessage" : "Verbose, plain language description of the problem. Provide developers</text:span></text:span></text:p>
            <text:p text:style-name="P33"><text:span text:style-name="HTML_20_Code"><text:span text:style-name="T26"><text:s text:c="3"/>suggestions about how to solve their problems here",</text:span></text:span></text:p>
            <text:p text:style-name="P33"><text:span text:style-name="HTML_20_Code"><text:span text:style-name="T26"><text:s text:c="2"/>"userMessage" : "This is a message that can be passed along to end-users, if needed.",</text:span></text:span></text:p>
            <text:p text:style-name="P33"><text:span text:style-name="HTML_20_Code"><text:span text:style-name="T26"><text:s text:c="2"/>"errorCode" : "444444",</text:span></text:span></text:p>
            <text:p text:style-name="P33"><text:span text:style-name="HTML_20_Code"><text:span text:style-name="T26"><text:s text:c="2"/>"moreInfo" : "http://api.example.gov/v1/documentation/errors/444444.html"</text:span></text:span></text:p>
            <text:p text:style-name="P33"><text:span text:style-name="HTML_20_Code"><text:span text:style-name="T26">}</text:span></text:span></text:p>
          </table:table-cell>
        </table:table-row>
      </table:table>
      <text:p text:style-name="P38"/>
      <text:h text:style-name="Heading_20_3" text:outline-level="3"><text:bookmark text:name="_Use_vVersions."/><text:span text:style-name="T2">Use versions</text:span></text:h>
      <text:list xml:id="list9081687424185270857" text:style-name="WWNum25">
        <text:list-item>
          <text:p text:style-name="P7"><text:span text:style-name="T24">Never release an API without a version number.</text:span></text:p>
        </text:list-item>
        <text:list-item>
          <text:p text:style-name="P7"><text:span text:style-name="T24">Versions should be integers, not decimal numbers, prefixed with ‘v’. For example: </text:span></text:p>
          <text:list>
            <text:list-item>
              <text:p text:style-name="P7"><text:span text:style-name="T24">Good: v1, v2, v3</text:span></text:p>
            </text:list-item>
            <text:list-item>
              <text:p text:style-name="P7"><text:span text:style-name="T24">Bad: v-1.1, v1.2, 1.3</text:span></text:p>
            </text:list-item>
          </text:list>
        </text:list-item>
        <text:list-item>
          <text:p text:style-name="P7"><text:span text:style-name="T24">Maintain APIs at least one version back.</text:span></text:p>
        </text:list-item>
      </text:list>
      <text:h text:style-name="Heading_20_3" text:outline-level="3"><text:bookmark text:name="_Record_limits."/><text:span text:style-name="T2">Record limits</text:span></text:h>
      <text:list xml:id="list1205939153552942457" text:style-name="WWNum26">
        <text:list-item>
          <text:p text:style-name="P12"><text:span text:style-name="T24">If no limit is specified, return results with a default limit.</text:span></text:p>
        </text:list-item>
        <text:list-item>
          <text:p text:style-name="P12"><text:span text:style-name="T24">To get records 51 through 75 do this: </text:span></text:p>
          <text:list>
            <text:list-item>
              <text:p text:style-name="P12"><text:a xlink:type="simple" xlink:href="http://example.gov/magazines?limit=25&amp;offset=50"><text:span text:style-name="T30">http://example.gov/magazines?limit=25&amp;offset=50</text:span></text:a></text:p>
            </text:list-item>
            <text:list-item>
              <text:p text:style-name="P12"><text:span text:style-name="T24">offset=50 means, ‘skip the first 50 records’</text:span></text:p>
            </text:list-item>
            <text:list-item>
              <text:p text:style-name="P12"><text:span text:style-name="T24">limit=25 means, ‘return a maximum of 25 records’</text:span></text:p>
            </text:list-item>
          </text:list>
        </text:list-item>
      </text:list>
      <text:p text:style-name="P36"><text:span text:style-name="T25">Information about record limits and total available count should also be included in the response. Example:</text:span></text:p>
      <text:p text:style-name="P38"/>
      <table:table table:name="Table3" table:style-name="Table3">
        <table:table-column table:style-name="Table3.A"/>
        <table:table-row table:style-name="Table3.1">
          <table:table-cell table:style-name="Table3.A1" office:value-type="string">
            <text:p text:style-name="P33"><text:span text:style-name="HTML_20_Code"><text:span text:style-name="T26">{</text:span></text:span></text:p>
            <text:p text:style-name="P33"><text:span text:style-name="HTML_20_Code"><text:span text:style-name="T26"><text:s text:c="4"/>"metadata": {</text:span></text:span></text:p>
            <text:p text:style-name="P33"><text:span text:style-name="HTML_20_Code"><text:span text:style-name="T26"><text:s text:c="8"/>"resultset": {</text:span></text:span></text:p>
            <text:p text:style-name="P33"><text:span text:style-name="HTML_20_Code"><text:span text:style-name="T26"><text:s text:c="12"/>"count": 227,</text:span></text:span></text:p>
            <text:p text:style-name="P33"><text:span text:style-name="HTML_20_Code"><text:span text:style-name="T26"><text:s text:c="12"/>"offset": 25,</text:span></text:span></text:p>
            <text:p text:style-name="P33"><text:span text:style-name="HTML_20_Code"><text:span text:style-name="T26"><text:s text:c="12"/>"limit": 25</text:span></text:span></text:p>
            <text:p text:style-name="P33"><text:span text:style-name="HTML_20_Code"><text:span text:style-name="T26"><text:s text:c="8"/>}</text:span></text:span></text:p>
            <text:p text:style-name="P33"><text:span text:style-name="HTML_20_Code"><text:span text:style-name="T26"><text:s text:c="4"/>},</text:span></text:span></text:p>
            <text:p text:style-name="P33"><text:span text:style-name="HTML_20_Code"><text:span text:style-name="T26"><text:s text:c="4"/>"results": [ <text:s/>]</text:span></text:span></text:p>
            <text:p text:style-name="P33"><text:span text:style-name="HTML_20_Code"><text:span text:style-name="T26">}</text:span></text:span></text:p>
          </table:table-cell>
        </table:table-row>
      </table:table>
      <text:h text:style-name="P21" text:outline-level="3"><text:bookmark text:name="_Mock_responses."/><text:bookmark text:name="_Idempotent_operations"/><text:span text:style-name="T2">Mock responses</text:span></text:h>
      <text:list xml:id="list163059937022601" text:continue-list="list163059874441393" text:style-name="WWNum28">
        <text:list-item>
          <text:p text:style-name="P39"><text:span text:style-name="T25">It is suggested that each resource accept a 'mock' parameter on the testing server. Passing this parameter should return a mock data response (bypassing the backend).</text:span></text:p>
        </text:list-item>
        <text:list-item>
          <text:p text:style-name="P39"><text:span text:style-name="T25">Implementing this feature early in development ensures that the API will exhibit consistent behavior, supporting a test-driven development methodology.</text:span></text:p>
        </text:list-item>
      </text:list>
      <text:p text:style-name="P32"><text:span text:style-name="HTML_20_Code"/></text:p>
      <text:h text:style-name="Heading_20_4" text:outline-level="4">REST Example 1 – GET /magazines</text:h>
      <text:p text:style-name="P36"><text:span text:style-name="T25">Request : <text:s/></text:span><text:a xlink:type="simple" xlink:href="http://example.gov/api/v1/magazines.json"><text:span text:style-name="T5">http://example.gov/api/v1/magazines.json</text:span></text:a></text:p>
      <text:p text:style-name="P37"><text:soft-page-break/></text:p>
      <text:p text:style-name="P36"><text:span text:style-name="T25">Response body:</text:span></text:p>
      <table:table table:name="Table4" table:style-name="Table4">
        <table:table-column table:style-name="Table4.A"/>
        <table:table-row table:style-name="Table4.1">
          <table:table-cell table:style-name="Table4.A1" office:value-type="string">
            <text:p text:style-name="P33"><text:span text:style-name="HTML_20_Code"><text:span text:style-name="T26">{</text:span></text:span></text:p>
            <text:p text:style-name="P33"><text:span text:style-name="HTML_20_Code"><text:span text:style-name="T26"><text:s text:c="4"/>"metadata": {</text:span></text:span></text:p>
            <text:p text:style-name="P33"><text:span text:style-name="HTML_20_Code"><text:span text:style-name="T26"><text:s text:c="8"/>"resultset": {</text:span></text:span></text:p>
            <text:p text:style-name="P33"><text:span text:style-name="HTML_20_Code"><text:span text:style-name="T26"><text:s text:c="12"/>"count": 123,</text:span></text:span></text:p>
            <text:p text:style-name="P33"><text:span text:style-name="HTML_20_Code"><text:span text:style-name="T26"><text:s text:c="12"/>"offset": 0,</text:span></text:span></text:p>
            <text:p text:style-name="P33"><text:span text:style-name="HTML_20_Code"><text:span text:style-name="T26"><text:s text:c="12"/>"limit": 10</text:span></text:span></text:p>
            <text:p text:style-name="P33"><text:span text:style-name="HTML_20_Code"><text:span text:style-name="T26"><text:s text:c="8"/>}</text:span></text:span></text:p>
            <text:p text:style-name="P33"><text:span text:style-name="HTML_20_Code"><text:span text:style-name="T26"><text:s text:c="4"/>},</text:span></text:span></text:p>
            <text:p text:style-name="P33"><text:span text:style-name="HTML_20_Code"><text:span text:style-name="T26"><text:s text:c="4"/>"results": [</text:span></text:span></text:p>
            <text:p text:style-name="P33"><text:span text:style-name="HTML_20_Code"><text:span text:style-name="T26"><text:s text:c="8"/>{</text:span></text:span></text:p>
            <text:p text:style-name="P33"><text:span text:style-name="HTML_20_Code"><text:span text:style-name="T26"><text:s text:c="12"/>"id": "1234",</text:span></text:span></text:p>
            <text:p text:style-name="P33"><text:span text:style-name="HTML_20_Code"><text:span text:style-name="T26"><text:s text:c="12"/>"type": "magazine",</text:span></text:span></text:p>
            <text:p text:style-name="P33"><text:span text:style-name="HTML_20_Code"><text:span text:style-name="T26"><text:s text:c="12"/>"title": "Public Water Systems",</text:span></text:span></text:p>
            <text:p text:style-name="P33"><text:span text:style-name="HTML_20_Code"><text:span text:style-name="T26"><text:s text:c="12"/>"tags": [</text:span></text:span></text:p>
            <text:p text:style-name="P33"><text:span text:style-name="HTML_20_Code"><text:span text:style-name="T26"><text:s text:c="16"/>{"id": "125", "name": "Environment", “url”: “http://api.example.gov.au/v1/tags/125”},</text:span></text:span></text:p>
            <text:p text:style-name="P33"><text:span text:style-name="HTML_20_Code"><text:span text:style-name="T26"><text:s text:c="16"/>{"id": "834", "name": "Water Quality"}</text:span></text:span></text:p>
            <text:p text:style-name="P33"><text:span text:style-name="HTML_20_Code"><text:span text:style-name="T26"><text:s text:c="12"/>],</text:span></text:span></text:p>
            <text:p text:style-name="P33"><text:span text:style-name="HTML_20_Code"><text:span text:style-name="T26"><text:s text:c="12"/>"created": "1231621302"</text:span></text:span></text:p>
            <text:p text:style-name="P33"><text:span text:style-name="HTML_20_Code"><text:span text:style-name="T26"><text:s text:c="8"/>},</text:span></text:span></text:p>
            <text:p text:style-name="P33"><text:span text:style-name="HTML_20_Code"><text:span text:style-name="T26"><text:s text:c="8"/>{</text:span></text:span></text:p>
            <text:p text:style-name="P33"><text:span text:style-name="HTML_20_Code"><text:span text:style-name="T26"><text:s text:c="12"/>"id": 2351,</text:span></text:span></text:p>
            <text:p text:style-name="P33"><text:span text:style-name="HTML_20_Code"><text:span text:style-name="T26"><text:s text:c="12"/>"type": "magazine",</text:span></text:span></text:p>
            <text:p text:style-name="P33"><text:span text:style-name="HTML_20_Code"><text:span text:style-name="T26"><text:s text:c="12"/>"title": "Public Schools",</text:span></text:span></text:p>
            <text:p text:style-name="P33"><text:span text:style-name="HTML_20_Code"><text:span text:style-name="T26"><text:s text:c="12"/>"tags": [</text:span></text:span></text:p>
            <text:p text:style-name="P33"><text:span text:style-name="HTML_20_Code"><text:span text:style-name="T26"><text:s text:c="16"/>{"id": "125", "name": "Elementary"},</text:span></text:span></text:p>
            <text:p text:style-name="P33"><text:span text:style-name="HTML_20_Code"><text:span text:style-name="T26"><text:s text:c="16"/>{"id": "834", "name": "Charter Schools"}</text:span></text:span></text:p>
            <text:p text:style-name="P33"><text:span text:style-name="HTML_20_Code"><text:span text:style-name="T26"><text:s text:c="12"/>],</text:span></text:span></text:p>
            <text:p text:style-name="P33"><text:span text:style-name="HTML_20_Code"><text:span text:style-name="T26"><text:s text:c="12"/>"created": "126251302"</text:span></text:span></text:p>
            <text:p text:style-name="P33"><text:span text:style-name="HTML_20_Code"><text:span text:style-name="T26"><text:s text:c="8"/>}</text:span></text:span></text:p>
            <text:p text:style-name="P33"><text:span text:style-name="HTML_20_Code"><text:span text:style-name="T26"><text:s text:c="4"/>]</text:span></text:span></text:p>
            <text:p text:style-name="P33"><text:span text:style-name="HTML_20_Code"><text:span text:style-name="T26">}</text:span></text:span></text:p>
          </table:table-cell>
        </table:table-row>
      </table:table>
      <text:p text:style-name="P38"/>
      <text:h text:style-name="Heading_20_4" text:outline-level="4">REST Example 2 – GET /magazines/[id].json</text:h>
      <text:p text:style-name="P36"><text:span text:style-name="T25">Example: </text:span><text:a xlink:type="simple" xlink:href="http://example.gov/api/v1/magazines/1234.json"><text:span text:style-name="T5">http://example.gov/api/v1/magazines/1234.json</text:span></text:a></text:p>
      <text:p text:style-name="P37"/>
      <text:p text:style-name="P36"><text:span text:style-name="T25">Response body:</text:span></text:p>
      <table:table table:name="Table5" table:style-name="Table5">
        <table:table-column table:style-name="Table5.A"/>
        <table:table-row table:style-name="Table5.1">
          <table:table-cell table:style-name="Table5.A1" office:value-type="string">
            <text:p text:style-name="P33"><text:span text:style-name="HTML_20_Code"><text:span text:style-name="T26">{</text:span></text:span></text:p>
            <text:p text:style-name="P33"><text:span text:style-name="HTML_20_Code"><text:span text:style-name="T26"><text:s text:c="4"/>"id": "1234",</text:span></text:span></text:p>
            <text:p text:style-name="P33"><text:span text:style-name="HTML_20_Code"><text:span text:style-name="T26"><text:s text:c="4"/>"type": "magazine",</text:span></text:span></text:p>
            <text:p text:style-name="P33"><text:span text:style-name="HTML_20_Code"><text:span text:style-name="T26"><text:s text:c="4"/>"title": "Public Water Systems",</text:span></text:span></text:p>
            <text:p text:style-name="P33"><text:span text:style-name="HTML_20_Code"><text:span text:style-name="T26"><text:s text:c="4"/>"tags": [</text:span></text:span></text:p>
            <text:p text:style-name="P33"><text:span text:style-name="HTML_20_Code"><text:span text:style-name="T26"><text:s text:c="8"/>{"id": "125", "name": "Environment"},</text:span></text:span></text:p>
            <text:p text:style-name="P33"><text:span text:style-name="HTML_20_Code"><text:span text:style-name="T26"><text:s text:c="8"/>{"id": "834", "name": "Water Quality"}</text:span></text:span></text:p>
            <text:p text:style-name="P33"><text:span text:style-name="HTML_20_Code"><text:span text:style-name="T26"><text:s text:c="4"/>],</text:span></text:span></text:p>
            <text:p text:style-name="P33"><text:span text:style-name="HTML_20_Code"><text:span text:style-name="T26"><text:s text:c="4"/>"created": "1231621302"</text:span></text:span></text:p>
            <text:p text:style-name="P33"><text:span text:style-name="HTML_20_Code"><text:span text:style-name="T26">}</text:span></text:span></text:p>
          </table:table-cell>
        </table:table-row>
      </table:table>
      <text:p text:style-name="P38"/>
      <text:h text:style-name="Heading_20_4" text:outline-level="4">REST Example 3 – POST /magazines/[id]/articles</text:h>
      <text:p text:style-name="P36"><text:span text:style-name="T25">Example: Create – POST </text:span><text:a xlink:type="simple" xlink:href="http://example.gov/api/v1/magazines/1234/articles"><text:span text:style-name="T5">http://example.gov/api/v1/magazines/1234/articles</text:span></text:a></text:p>
      <text:p text:style-name="P37"><text:soft-page-break/></text:p>
      <text:p text:style-name="P36"><text:span text:style-name="T25">Request body:</text:span></text:p>
      <table:table table:name="Table6" table:style-name="Table6">
        <table:table-column table:style-name="Table6.A"/>
        <table:table-row table:style-name="Table6.1">
          <table:table-cell table:style-name="Table6.A1" office:value-type="string">
            <text:p text:style-name="P33"><text:span text:style-name="HTML_20_Code"><text:span text:style-name="T26"><text:s text:c="4"/>{</text:span></text:span></text:p>
            <text:p text:style-name="P33"><text:span text:style-name="HTML_20_Code"><text:span text:style-name="T26"><text:s text:c="8"/>"title": "Raising Revenue",</text:span></text:span></text:p>
            <text:p text:style-name="P33"><text:span text:style-name="HTML_20_Code"><text:span text:style-name="T26"><text:s text:c="8"/>"author_first_name": "Jane",</text:span></text:span></text:p>
            <text:p text:style-name="P33"><text:span text:style-name="HTML_20_Code"><text:span text:style-name="T26"><text:s text:c="8"/>"author_last_name": "Smith",</text:span></text:span></text:p>
            <text:p text:style-name="P33"><text:span text:style-name="HTML_20_Code"><text:span text:style-name="T26"><text:s text:c="8"/>"author_email": "jane.smith@example.gov",</text:span></text:span></text:p>
            <text:p text:style-name="P33"><text:span text:style-name="HTML_20_Code"><text:span text:style-name="T26"><text:s text:c="8"/>"date": "2014-06-22",</text:span></text:span></text:p>
            <text:p text:style-name="P33"><text:span text:style-name="HTML_20_Code"><text:span text:style-name="T26"><text:s text:c="8"/>"text": "Lorem ipsum dolor sit amet, consectetur adipiscing elit. Etiam eget ante ut augue scelerisque ornare. Aliquam tempus rhoncus quam vel luctus. Sed scelerisque fermentum fringilla. Suspendisse tincidunt nisl a metus feugiat vitae vestibulum enim vulputate. Quisque vehicula dictum elit, vitae cursus libero auctor sed. Vestibulum fermentum elementum nunc. Proin aliquam erat in turpis vehicula sit amet tristique lorem blandit. Nam augue est, bibendum et ultrices non, interdum in est. Quisque gravida orci lobortis... "</text:span></text:span></text:p>
            <text:p text:style-name="P33"><text:span text:style-name="HTML_20_Code"><text:span text:style-name="T26"><text:s text:c="4"/>}</text:span></text:span></text:p>
          </table:table-cell>
        </table:table-row>
      </table:table>
      <text:h text:style-name="P22" text:outline-level="3"/>
      <text:h text:style-name="P23" text:outline-level="3"><text:bookmark text:name="_Support_cross-domain_mashups"/><text:span text:style-name="T2">Support cross-domain mashups with CORS</text:span></text:h>
      <text:p text:style-name="P36"><text:span text:style-name="T27">It is likely that many of your API consumers will want to mashup your API service with services from other agencies or private sector domains using purely client-side applications (for example, mobile apps or single page apps). Agencies should support this model by delivering </text:span><text:span text:style-name="T23">Cross-Origin Resource Sharing (CORS)</text:span><text:span text:style-name="T7"> </text:span><text:span text:style-name="T27">enabled services by default.</text:span></text:p>
      <text:p text:style-name="P36"><text:span text:style-name="T27">There’s a good description of CORS with examples from </text:span><text:a xlink:type="simple" xlink:href="https://developer.mozilla.org/en-US/docs/Web/HTTP/Access_control_CORS"><text:span text:style-name="T7">Mozilla</text:span></text:a><text:span text:style-name="T23"> </text:span><text:span text:style-name="T27">under ‘Overview’</text:span></text:p>
      <text:h text:style-name="P23" text:outline-level="3"><text:span text:style-name="T2">Facilitate state management with HATEOAS where possible</text:span></text:h>
      <text:p text:style-name="P16"><text:span text:style-name="T35">“Hypermedia As The Engine Of Application State” (HATEOAS) is a RESTful technique that can make consumer applications simpler and more robust. <text:s/>In many applications, the allowed actions on a resource depend on the state of that resource. <text:s text:c="2"/>Rather than require the consumer to understand and code for the allowed states, HATEOAS provides a means for the server to say what is allowed. <text:s/>The concept is best explained by example. <text:s/></text:span></text:p>
      <text:p text:style-name="P16"><text:span text:style-name="T35">Consider a bank account number 12345 with a positive balance of $100. <text:s/>A REST query on that resource might return a response indicating that subsequent allowed actions are deposit, withdraw, or transfer:</text:span></text:p>
      <text:p text:style-name="P37"/>
      <table:table table:name="Table7" table:style-name="Table7">
        <table:table-column table:style-name="Table7.A"/>
        <table:table-row table:style-name="Table7.1">
          <table:table-cell table:style-name="Table7.A1" office:value-type="string">
            <text:p text:style-name="P33"><text:span text:style-name="HTML_20_Code"><text:span text:style-name="T26"><text:s text:c="4"/>{</text:span></text:span></text:p>
            <text:p text:style-name="P33"><text:span text:style-name="HTML_20_Code"><text:span text:style-name="T26"><text:s text:c="8"/>"</text:span></text:span><text:span text:style-name="nt2"><text:span text:style-name="T38">account_number”:”</text:span></text:span><text:span text:style-name="T38">12345”’</text:span></text:p>
            <text:p text:style-name="P33"><text:span text:style-name="T38"><text:s text:c="6"/>“</text:span><text:span text:style-name="nt2"><text:span text:style-name="T38">balance</text:span></text:span><text:span text:style-name="T38">”: 100.00,</text:span></text:p>
            <text:p text:style-name="P33"><text:span text:style-name="nt2"><text:span text:style-name="T38"><text:s text:c="6"/>“links”:[</text:span></text:span><text:span text:style-name="T38"> </text:span></text:p>
            <text:p text:style-name="P33"><text:span text:style-name="T38"><text:s text:c="12"/>{“</text:span><text:span text:style-name="na2"><text:span text:style-name="T38">rel”: </text:span></text:span><text:span text:style-name="s4"><text:span text:style-name="T38">"deposit", </text:span></text:span><text:span text:style-name="T38"><text:s/>“</text:span><text:span text:style-name="na2"><text:span text:style-name="T38">href”:</text:span></text:span><text:span text:style-name="s4"><text:span text:style-name="T38">"/account/12345/deposit"}, </text:span></text:span></text:p>
            <text:p text:style-name="P33"><text:span text:style-name="s4"><text:span text:style-name="T38"><text:s text:c="9"/></text:span></text:span><text:span text:style-name="T38"><text:s/></text:span><text:span text:style-name="nt2"><text:span text:style-name="T38"><text:s/></text:span></text:span><text:span text:style-name="T38"><text:s/>{“</text:span><text:span text:style-name="na2"><text:span text:style-name="T38">rel”: </text:span></text:span><text:span text:style-name="s4"><text:span text:style-name="T38">"withdraw"</text:span></text:span><text:span text:style-name="T38">, “</text:span><text:span text:style-name="na2"><text:span text:style-name="T38">href=</text:span></text:span><text:span text:style-name="s4"><text:span text:style-name="T38">"/account/12345/withdraw"</text:span></text:span><text:span text:style-name="T38">},</text:span></text:p>
            <text:p text:style-name="P33"><text:span text:style-name="na2"><text:span text:style-name="T38"><text:s text:c="12"/>{“rel”: </text:span></text:span><text:span text:style-name="s4"><text:span text:style-name="T38">"transfer",</text:span></text:span><text:span text:style-name="T38"> “</text:span><text:span text:style-name="na2"><text:span text:style-name="T38">href”:</text:span></text:span><text:span text:style-name="s4"><text:span text:style-name="T38">"/account/12345/transfer"</text:span></text:span><text:span text:style-name="T38">}</text:span></text:p>
            <text:p text:style-name="P33"><text:span text:style-name="nt2"><text:span text:style-name="T1"><text:s text:c="6"/>]}</text:span></text:span></text:p>
          </table:table-cell>
        </table:table-row>
      </table:table>
      <text:p text:style-name="P16"><text:span text:style-name="T37">But if the same account is overdrawn by $25 then the only allowed action is deposit:</text:span></text:p>
      <table:table table:name="Table8" table:style-name="Table8">
        <table:table-column table:style-name="Table8.A"/>
        <table:table-row table:style-name="Table8.1">
          <table:table-cell table:style-name="Table8.A1" office:value-type="string">
            <text:p text:style-name="P33"><text:span text:style-name="HTML_20_Code"><text:span text:style-name="T26"><text:s text:c="4"/>{</text:span></text:span></text:p>
            <text:p text:style-name="P33"><text:span text:style-name="HTML_20_Code"><text:span text:style-name="T26"><text:s text:c="8"/>"</text:span></text:span><text:span text:style-name="nt2"><text:span text:style-name="T38">account_number”:”</text:span></text:span><text:span text:style-name="T38">12345”’</text:span></text:p>
            <text:p text:style-name="P33"><text:span text:style-name="T38"><text:s text:c="6"/>“</text:span><text:span text:style-name="nt2"><text:span text:style-name="T38">balance</text:span></text:span><text:span text:style-name="T38">”: -25.00,</text:span></text:p>
            <text:p text:style-name="P33"><text:span text:style-name="nt2"><text:span text:style-name="T38"><text:s text:c="6"/>“links”:[</text:span></text:span><text:span text:style-name="T38"> </text:span></text:p>
            <text:p text:style-name="P33"><text:span text:style-name="T38"><text:s text:c="12"/>{“</text:span><text:span text:style-name="na2"><text:span text:style-name="T38">rel”: </text:span></text:span><text:span text:style-name="s4"><text:span text:style-name="T38">"deposit", </text:span></text:span><text:span text:style-name="T38"><text:s/>“</text:span><text:span text:style-name="na2"><text:span text:style-name="T38">href”:</text:span></text:span><text:span text:style-name="s4"><text:span text:style-name="T38">"/account/12345/deposit"}</text:span></text:span></text:p>
            <text:p text:style-name="P33"><text:span text:style-name="nt2"><text:span text:style-name="T1"><text:s text:c="6"/>]}</text:span></text:span></text:p>
          </table:table-cell>
        </table:table-row>
      </table:table>
      <text:p text:style-name="P16"><text:span text:style-name="T37">It is easy to see how many government interactions also have a similar idea of allowed actions depending on state. <text:s/>Agencies SHOULD apply HATEOAS constraints to their REST implementations where practical.</text:span></text:p>
      <text:h text:style-name="P23" text:outline-level="3"><text:bookmark text:name="_Documenting_your_API"/><text:soft-page-break/><text:span text:style-name="T2">Document your API</text:span></text:h>
      <text:p text:style-name="Standard"><text:span text:style-name="T29">All APIs must include documentation targeted at the developer that will consume your API.</text:span></text:p>
      <text:p text:style-name="Standard"><text:span text:style-name="T29">The best way to ensure that your API documentation is current and accurate is to embed it within your API implementation and then generate the documentation using a framework such as </text:span><text:a xlink:type="simple" xlink:href="http://apidocjs.com/"><text:span text:style-name="T36">http://apidocjs.com/</text:span></text:a><text:span text:style-name="T29">, <text:s/></text:span><text:a xlink:type="simple" xlink:href="http://swagger.io/"><text:span text:style-name="T36">http://swagger.io/</text:span></text:a><text:span text:style-name="T29">, or </text:span><text:a xlink:type="simple" xlink:href="http://raml.org/index.html"><text:span text:style-name="T36">http://raml.org/index.html</text:span></text:a><text:span text:style-name="T29">. </text:span></text:p>
      <text:p text:style-name="Standard"><text:span text:style-name="T29"><text:s/>There are a number of sites offering guidance on providing high quality API documentation:</text:span></text:p>
      <text:list xml:id="list8506198882280696448" text:style-name="WWNum32">
        <text:list-item>
          <text:p text:style-name="P27"><text:a xlink:type="simple" xlink:href="http://www.programmableweb.com/news/web-api-documentation-best-practices/2010/08/12"><text:span text:style-name="T36">http://www.programmableweb.com/news/web-api-documentation-best-practices/2010/08/12</text:span></text:a></text:p>
        </text:list-item>
        <text:list-item>
          <text:p text:style-name="P27"><text:span text:style-name="T29">http://bradfults.com/the-best-api-documentation/</text:span></text:p>
        </text:list-item>
      </text:list>
      <text:p text:style-name="Standard"><text:span text:style-name="T29">Some good examples of API documentation include:</text:span></text:p>
      <text:list xml:id="list5626336061757137892" text:style-name="WWNum31">
        <text:list-item>
          <text:p text:style-name="P28"><text:a xlink:type="simple" xlink:href="https://dev.twitter.com/overview/documentation"><text:span text:style-name="T36">https://dev.twitter.com/overview/documentation</text:span></text:a></text:p>
        </text:list-item>
        <text:list-item>
          <text:p text:style-name="P28"><text:a xlink:type="simple" xlink:href="https://stripe.com/docs/api#charges"><text:span text:style-name="T36">https://stripe.com/docs/api#charges</text:span></text:a></text:p>
        </text:list-item>
        <text:list-item>
          <text:p text:style-name="P28"><text:a xlink:type="simple" xlink:href="https://www.twilio.com/docs/api/rest"><text:span text:style-name="T36">https://www.twilio.com/docs/api/rest</text:span></text:a></text:p>
        </text:list-item>
      </text:list>
      <text:h text:style-name="P23" text:outline-level="3"><text:bookmark text:name="_Registering_your_API"/><text:span text:style-name="T2">Register your API</text:span></text:h>
      <text:p text:style-name="P4"><text:span text:style-name="T29">All APIs must be registered so that they are consistently discoverable. To register your API, send an email to </text:span><text:a xlink:type="simple" xlink:href="mailto:apiregister@dto.gov.au"><text:span text:style-name="T36">apiregister@dto.gov.au</text:span></text:a><text:span text:style-name="T29"> with the following data (sample data provided for data.gov.au API).</text:span></text:p>
      <text:list xml:id="list8336338575725967641" text:style-name="WWNum29">
        <text:list-item>
          <text:p text:style-name="P30"><text:span text:style-name="T37">API Name  :  data.gov.au query API</text:span></text:p>
        </text:list-item>
        <text:list-item>
          <text:p text:style-name="P30"><text:span text:style-name="T37">API Version : v2</text:span></text:p>
        </text:list-item>
        <text:list-item>
          <text:p text:style-name="P30"><text:span text:style-name="T37">API Protocol : REST</text:span></text:p>
        </text:list-item>
        <text:list-item>
          <text:p text:style-name="P30"><text:span text:style-name="T37">Payload formats: json, xml</text:span></text:p>
        </text:list-item>
        <text:list-item>
          <text:p text:style-name="P30"><text:span text:style-name="T37">API Authentication : none</text:span></text:p>
        </text:list-item>
        <text:list-item>
          <text:p text:style-name="P30"><text:span text:style-name="T37">API Description : An API to query the data.gov.au repository</text:span></text:p>
        </text:list-item>
        <text:list-item>
          <text:p text:style-name="P30"><text:span text:style-name="T37">API Owner Agency : Department of Finance</text:span></text:p>
        </text:list-item>
        <text:list-item>
          <text:p text:style-name="P30"><text:span text:style-name="T37">API Owner contact : </text:span><text:a xlink:type="simple" xlink:href="mailto:data.gov@finance.gov.au"><text:span text:style-name="T36">data.gov@finance.gov.au</text:span></text:a><text:span text:style-name="T37"> </text:span></text:p>
        </text:list-item>
        <text:list-item>
          <text:p text:style-name="P30"><text:span text:style-name="T37">API Documentation URL : </text:span><text:a xlink:type="simple" xlink:href="http://data.gov.au/api/v2/documentation"><text:span text:style-name="T36">http://data.gov.au/api/v2/documentation</text:span></text:a><text:span text:style-name="T10"> </text:span></text:p>
        </text:list-item>
        <text:list-item>
          <text:p text:style-name="P30"><text:span text:style-name="T37">API Audience (individual, business, agency, third party) : third party</text:span></text:p>
        </text:list-item>
        <text:list-item>
          <text:p text:style-name="P30"><text:span text:style-name="T37">API tags : data, open, ..</text:span></text:p>
        </text:list-item>
      </text:list>
      <text:p text:style-name="Standard"><text:s/></text:p>
      <text:p text:style-name="Standard">The content in this guide has been adapted from: <text:a xlink:type="simple" xlink:href="https://github.com/WhiteHouse/api-standards"><text:span text:style-name="T13">https://github.com/WhiteHouse/api-standards</text:span></text:a><text:span text:style-name="T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1.5pt" fo:font-weight="bold" style:font-size-asian="11.5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548dd4" style:font-name="Cambria" fo:font-family="Cambria" style:font-family-generic="roman" style:font-pitch="variable" fo:font-style="italic" fo:font-weight="bold" style:font-style-asian="italic" style:font-weight-asian="bold"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line-height="100%" fo:keep-together="always" fo:keep-with-next="always"/>
      <style:text-properties fo:color="#243f60" style:font-name="Cambria" fo:font-family="Cambria" style:font-family-generic="roman" style:font-pitch="variable" fo:font-weight="bold" style:language-asian="ja" style:country-asian="JP" style:font-weight-asian="bold" style:font-name-complex="F" style:font-family-generic-complex="system" style:font-pitch-complex="variable" style:font-size-complex="12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List_20_Number" style:display-name="List Number" style:family="paragraph" style:parent-style-name="Standard" style:default-outline-level="" style:list-style-name="WWNum2">
      <style:paragraph-properties fo:margin-left="0.63cm" fo:margin-right="0cm" fo:margin-top="0.176cm" fo:margin-bottom="0.353cm" style:contextual-spacing="true" fo:text-indent="-0.63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family="Consolas" style:font-family-generic="roman" style:font-pitch="variable" fo:font-size="9pt" style:font-name-asian="Times New Roman1" style:font-family-asian="'Times New Roman'" style:font-family-generic-asian="system" style:font-pitch-asian="variable" style:font-size-asian="9pt" style:language-asian="en" style:country-asian="AU" style:font-name-complex="Consolas1" style:font-family-complex="Consolas"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Heading_20_4_20_Char" style:display-name="Heading 4 Char" style:family="text" style:parent-style-name="Default_20_Paragraph_20_Font">
      <style:text-properties fo:color="#4f81bd" style:font-name="Cambria" fo:font-family="Cambria" style:font-family-generic="roman" style:font-pitch="variable" fo:font-weight="bold"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548dd4" style:font-name="Cambria" fo:font-family="Cambria" style:font-family-generic="roman" style:font-pitch="variable" fo:font-style="italic" fo:font-weight="bold" style:font-style-asian="italic" style:font-weight-asian="bold"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weight="bold" style:language-asian="ja" style:country-asian="JP" style:font-weight-asian="bold" style:font-name-complex="F" style:font-family-generic-complex="system" style:font-pitch-complex="variable" style:font-size-complex="12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1.5pt" fo:font-weight="bold" style:font-size-asian="11.5pt" style:font-weight-asian="bold" style:font-name-complex="F" style:font-family-generic-complex="system" style:font-pitch-complex="variable"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9pt" style:font-name-asian="Times New Roman1" style:font-family-asian="'Times New Roman'" style:font-family-generic-asian="system" style:font-pitch-asian="variable" style:font-size-asian="9pt" style:font-name-complex="Consolas1" style:font-family-complex="Consolas"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9pt" style:font-name-asian="Times New Roman1" style:font-family-asian="'Times New Roman'" style:font-family-generic-asian="system" style:font-pitch-asian="variable" style:font-size-asian="9pt" style:language-asian="en" style:country-asian="AU" style:font-name-complex="Consolas1" style:font-family-complex="Consolas" style:font-family-generic-complex="system" style:font-pitch-complex="variable" style:font-size-complex="9pt"/>
    </style:style>
    <style:style style:name="nt2" style:family="text" style:parent-style-name="Default_20_Paragraph_20_Font"/>
    <style:style style:name="na2" style:family="text" style:parent-style-name="Default_20_Paragraph_20_Font"/>
    <style:style style:name="s4"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0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6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5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7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3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padding-left="0cm" fo:padding-right="0cm" fo:padding-top="0cm" fo:padding-bottom="0.035cm" fo:border-left="none" fo:border-right="none" fo:border-top="none" fo:border-bottom="0.51pt solid #00000a"/>
    </style:style>
    <style:style style:name="MT1" style:family="text">
      <style:text-properties fo:font-style="italic" style:font-style-asian="italic"/>
    </style:style>
    <style:style style:name="MT2" style:family="text">
      <style:text-properties fo:font-style="italic" style:font-style-asian="italic" fo:padding="0cm" fo:border="0.51pt solid #00000a"/>
    </style:style>
    <style:style style:name="MT3" style:family="text">
      <style:text-properties fo:padding="0cm" fo:border="0.51pt solid #00000a"/>
    </style:style>
    <style:page-layout style:name="Mpm1">
      <style:page-layout-properties fo:page-width="21.001cm" fo:page-height="29.7cm" style:num-format="1" style:print-orientation="portrait" fo:margin-top="0.751cm" fo:margin-bottom="0.684cm" fo:margin-left="2.54cm" fo:margin-right="2.54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48cm" fo:margin-left="0cm" fo:margin-right="0cm" fo:margin-bottom="0.379cm" style:dynamic-spacing="true"/>
      </style:header-style>
      <style:footer-style>
        <style:header-footer-properties fo:min-height="1.318cm" fo:margin-left="0cm" fo:margin-right="0cm" fo:margin-top="1.219cm" style:dynamic-spacing="true"/>
      </style:footer-style>
    </style:page-layout>
  </office:automatic-styles>
  <office:master-styles>
    <style:master-page style:name="Standard" style:page-layout-name="Mpm1">
      <style:header>
        <text:p text:style-name="MP1"/>
        <text:p text:style-name="MP2"><text:span text:style-name="MT1">Title: </text:span>Building &amp; Using APIs<text:tab/><text:tab/><text:span text:style-name="MT1">Page</text:span> <text:page-number text:select-page="current">9</text:page-number>/<text:page-count>9</text:page-count></text:p>
      </style:header>
      <style:footer>
        <text:p text:style-name="Header"><text:span text:style-name="MT2">Saved by:</text:span><text:span text:style-name="MT3"> </text:span><text:span text:style-name="MT3"><text:creator/></text:span><text:span text:style-name="MT3"> <text:s/></text:span><text:span text:style-name="MT2">To:</text:span><text:span text:style-name="MT3"> </text:span><text:span text:style-name="MT3"><text:file-name text:display="name">Build-and-publish-APIs-v0.5</text:file-name></text:span><text:span text:style-name="MT3"> <text:s text:c="2"/></text:span><text:span text:style-name="MT2">On:</text:span><text:span text:style-name="MT3"> 21/07/2015 10:43 A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7-20T23:33:00</meta:creation-date>
    <dc:date>2015-07-21T07:51:00</dc:date>
    <meta:editing-duration>P0D</meta:editing-duration>
    <meta:generator>LibreOffice/4.2.8.2$Linux_X86_64 LibreOffice_project/420m0$Build-2</meta:generator>
    <meta:document-statistic meta:table-count="8" meta:image-count="0" meta:object-count="0" meta:page-count="9" meta:paragraph-count="269" meta:word-count="1960" meta:character-count="14411" meta:non-whitespace-character-count="121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